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46pt"/>
    </style:style>
    <style:style style:name="co2" style:family="table-column">
      <style:table-column-properties fo:break-before="auto" style:column-width="66.76pt"/>
    </style:style>
    <style:style style:name="co3" style:family="table-column">
      <style:table-column-properties fo:break-before="auto" style:column-width="61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calibrate_RoomTemp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coun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56971245" calcext:value-type="float">
            <text:p>25.56971245</text:p>
          </table:table-cell>
          <table:table-cell office:value-type="float" office:value="0.23460987" calcext:value-type="float">
            <text:p>0.23460987</text:p>
          </table:table-cell>
          <table:table-cell office:value-type="float" office:value="0.21597567" calcext:value-type="float">
            <text:p>0.21597567</text:p>
          </table:table-cell>
          <table:table-cell office:value-type="float" office:value="0.24172607" calcext:value-type="float">
            <text:p>0.241726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57476649" calcext:value-type="float">
            <text:p>25.57476649</text:p>
          </table:table-cell>
          <table:table-cell office:value-type="float" office:value="0.23420098" calcext:value-type="float">
            <text:p>0.23420098</text:p>
          </table:table-cell>
          <table:table-cell office:value-type="float" office:value="0.21564188" calcext:value-type="float">
            <text:p>0.21564188</text:p>
          </table:table-cell>
          <table:table-cell office:value-type="float" office:value="0.24152222" calcext:value-type="float">
            <text:p>0.241522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56971245" calcext:value-type="float">
            <text:p>25.56971245</text:p>
          </table:table-cell>
          <table:table-cell office:value-type="float" office:value="0.23331824" calcext:value-type="float">
            <text:p>0.23331824</text:p>
          </table:table-cell>
          <table:table-cell office:value-type="float" office:value="0.2160764" calcext:value-type="float">
            <text:p>0.2160764</text:p>
          </table:table-cell>
          <table:table-cell office:value-type="float" office:value="0.24259213" calcext:value-type="float">
            <text:p>0.242592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57982053" calcext:value-type="float">
            <text:p>25.57982053</text:p>
          </table:table-cell>
          <table:table-cell office:value-type="float" office:value="0.23388508" calcext:value-type="float">
            <text:p>0.23388508</text:p>
          </table:table-cell>
          <table:table-cell office:value-type="float" office:value="0.21675708" calcext:value-type="float">
            <text:p>0.21675708</text:p>
          </table:table-cell>
          <table:table-cell office:value-type="float" office:value="0.24229291" calcext:value-type="float">
            <text:p>0.242292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57982053" calcext:value-type="float">
            <text:p>25.57982053</text:p>
          </table:table-cell>
          <table:table-cell office:value-type="float" office:value="0.23475709" calcext:value-type="float">
            <text:p>0.23475709</text:p>
          </table:table-cell>
          <table:table-cell office:value-type="float" office:value="0.21597746" calcext:value-type="float">
            <text:p>0.21597746</text:p>
          </table:table-cell>
          <table:table-cell office:value-type="float" office:value="0.24157646" calcext:value-type="float">
            <text:p>0.2415764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56971245" calcext:value-type="float">
            <text:p>25.56971245</text:p>
          </table:table-cell>
          <table:table-cell office:value-type="float" office:value="0.23447397" calcext:value-type="float">
            <text:p>0.23447397</text:p>
          </table:table-cell>
          <table:table-cell office:value-type="float" office:value="0.21576407" calcext:value-type="float">
            <text:p>0.21576407</text:p>
          </table:table-cell>
          <table:table-cell office:value-type="float" office:value="0.24128857" calcext:value-type="float">
            <text:p>0.2412885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.57982053" calcext:value-type="float">
            <text:p>25.57982053</text:p>
          </table:table-cell>
          <table:table-cell office:value-type="float" office:value="0.23451987" calcext:value-type="float">
            <text:p>0.23451987</text:p>
          </table:table-cell>
          <table:table-cell office:value-type="float" office:value="0.21607878" calcext:value-type="float">
            <text:p>0.21607878</text:p>
          </table:table-cell>
          <table:table-cell office:value-type="float" office:value="0.24166766" calcext:value-type="float">
            <text:p>0.2416676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.56971245" calcext:value-type="float">
            <text:p>25.56971245</text:p>
          </table:table-cell>
          <table:table-cell office:value-type="float" office:value="0.23318174" calcext:value-type="float">
            <text:p>0.23318174</text:p>
          </table:table-cell>
          <table:table-cell office:value-type="float" office:value="0.21642986" calcext:value-type="float">
            <text:p>0.21642986</text:p>
          </table:table-cell>
          <table:table-cell office:value-type="float" office:value="0.24251166" calcext:value-type="float">
            <text:p>0.2425116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56971245" calcext:value-type="float">
            <text:p>25.56971245</text:p>
          </table:table-cell>
          <table:table-cell office:value-type="float" office:value="0.23335042" calcext:value-type="float">
            <text:p>0.23335042</text:p>
          </table:table-cell>
          <table:table-cell office:value-type="float" office:value="0.21600905" calcext:value-type="float">
            <text:p>0.21600905</text:p>
          </table:table-cell>
          <table:table-cell office:value-type="float" office:value="0.24233821" calcext:value-type="float">
            <text:p>0.2423382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.56971245" calcext:value-type="float">
            <text:p>25.56971245</text:p>
          </table:table-cell>
          <table:table-cell office:value-type="float" office:value="0.23331168" calcext:value-type="float">
            <text:p>0.23331168</text:p>
          </table:table-cell>
          <table:table-cell office:value-type="float" office:value="0.21669808" calcext:value-type="float">
            <text:p>0.21669808</text:p>
          </table:table-cell>
          <table:table-cell office:value-type="float" office:value="0.24291459" calcext:value-type="float">
            <text:p>0.2429145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57982053" calcext:value-type="float">
            <text:p>25.57982053</text:p>
          </table:table-cell>
          <table:table-cell office:value-type="float" office:value="0.2340633" calcext:value-type="float">
            <text:p>0.2340633</text:p>
          </table:table-cell>
          <table:table-cell office:value-type="float" office:value="0.21662417" calcext:value-type="float">
            <text:p>0.21662417</text:p>
          </table:table-cell>
          <table:table-cell office:value-type="float" office:value="0.2424306" calcext:value-type="float">
            <text:p>0.242430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.57476649" calcext:value-type="float">
            <text:p>25.57476649</text:p>
          </table:table-cell>
          <table:table-cell office:value-type="float" office:value="0.23475113" calcext:value-type="float">
            <text:p>0.23475113</text:p>
          </table:table-cell>
          <table:table-cell office:value-type="float" office:value="0.2161068" calcext:value-type="float">
            <text:p>0.2161068</text:p>
          </table:table-cell>
          <table:table-cell office:value-type="float" office:value="0.24171117" calcext:value-type="float">
            <text:p>0.2417111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.57982053" calcext:value-type="float">
            <text:p>25.57982053</text:p>
          </table:table-cell>
          <table:table-cell office:value-type="float" office:value="0.2348763" calcext:value-type="float">
            <text:p>0.2348763</text:p>
          </table:table-cell>
          <table:table-cell office:value-type="float" office:value="0.21611633" calcext:value-type="float">
            <text:p>0.21611633</text:p>
          </table:table-cell>
          <table:table-cell office:value-type="float" office:value="0.24166527" calcext:value-type="float">
            <text:p>0.2416652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.58487457" calcext:value-type="float">
            <text:p>25.58487457</text:p>
          </table:table-cell>
          <table:table-cell office:value-type="float" office:value="0.23431125" calcext:value-type="float">
            <text:p>0.23431125</text:p>
          </table:table-cell>
          <table:table-cell office:value-type="float" office:value="0.21604541" calcext:value-type="float">
            <text:p>0.21604541</text:p>
          </table:table-cell>
          <table:table-cell office:value-type="float" office:value="0.24214211" calcext:value-type="float">
            <text:p>0.2421421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56971245" calcext:value-type="float">
            <text:p>25.56971245</text:p>
          </table:table-cell>
          <table:table-cell office:value-type="float" office:value="0.23529234" calcext:value-type="float">
            <text:p>0.23529234</text:p>
          </table:table-cell>
          <table:table-cell office:value-type="float" office:value="0.21672311" calcext:value-type="float">
            <text:p>0.21672311</text:p>
          </table:table-cell>
          <table:table-cell office:value-type="float" office:value="0.24226192" calcext:value-type="float">
            <text:p>0.2422619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57476649" calcext:value-type="float">
            <text:p>25.57476649</text:p>
          </table:table-cell>
          <table:table-cell office:value-type="float" office:value="0.23441019" calcext:value-type="float">
            <text:p>0.23441019</text:p>
          </table:table-cell>
          <table:table-cell office:value-type="float" office:value="0.21728578" calcext:value-type="float">
            <text:p>0.21728578</text:p>
          </table:table-cell>
          <table:table-cell office:value-type="float" office:value="0.24317625" calcext:value-type="float">
            <text:p>0.243176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57476649" calcext:value-type="float">
            <text:p>25.57476649</text:p>
          </table:table-cell>
          <table:table-cell office:value-type="float" office:value="0.23479882" calcext:value-type="float">
            <text:p>0.23479882</text:p>
          </table:table-cell>
          <table:table-cell office:value-type="float" office:value="0.21645906" calcext:value-type="float">
            <text:p>0.21645906</text:p>
          </table:table-cell>
          <table:table-cell office:value-type="float" office:value="0.24269941" calcext:value-type="float">
            <text:p>0.2426994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57476649" calcext:value-type="float">
            <text:p>25.57476649</text:p>
          </table:table-cell>
          <table:table-cell office:value-type="float" office:value="0.2341223" calcext:value-type="float">
            <text:p>0.2341223</text:p>
          </table:table-cell>
          <table:table-cell office:value-type="float" office:value="0.21713081" calcext:value-type="float">
            <text:p>0.21713081</text:p>
          </table:table-cell>
          <table:table-cell office:value-type="float" office:value="0.24350944" calcext:value-type="float">
            <text:p>0.2435094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.57476649" calcext:value-type="float">
            <text:p>25.57476649</text:p>
          </table:table-cell>
          <table:table-cell office:value-type="float" office:value="0.23479107" calcext:value-type="float">
            <text:p>0.23479107</text:p>
          </table:table-cell>
          <table:table-cell office:value-type="float" office:value="0.2165735" calcext:value-type="float">
            <text:p>0.2165735</text:p>
          </table:table-cell>
          <table:table-cell office:value-type="float" office:value="0.24257305" calcext:value-type="float">
            <text:p>0.242573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.56971245" calcext:value-type="float">
            <text:p>25.56971245</text:p>
          </table:table-cell>
          <table:table-cell office:value-type="float" office:value="0.23559215" calcext:value-type="float">
            <text:p>0.23559215</text:p>
          </table:table-cell>
          <table:table-cell office:value-type="float" office:value="0.2167398" calcext:value-type="float">
            <text:p>0.2167398</text:p>
          </table:table-cell>
          <table:table-cell office:value-type="float" office:value="0.2426112" calcext:value-type="float">
            <text:p>0.242611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.57476649" calcext:value-type="float">
            <text:p>25.57476649</text:p>
          </table:table-cell>
          <table:table-cell office:value-type="float" office:value="0.23545864" calcext:value-type="float">
            <text:p>0.23545864</text:p>
          </table:table-cell>
          <table:table-cell office:value-type="float" office:value="0.21728101" calcext:value-type="float">
            <text:p>0.21728101</text:p>
          </table:table-cell>
          <table:table-cell office:value-type="float" office:value="0.2432293" calcext:value-type="float">
            <text:p>0.243229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.57982053" calcext:value-type="float">
            <text:p>25.57982053</text:p>
          </table:table-cell>
          <table:table-cell office:value-type="float" office:value="0.23504618" calcext:value-type="float">
            <text:p>0.23504618</text:p>
          </table:table-cell>
          <table:table-cell office:value-type="float" office:value="0.21728518" calcext:value-type="float">
            <text:p>0.21728518</text:p>
          </table:table-cell>
          <table:table-cell office:value-type="float" office:value="0.24396422" calcext:value-type="float">
            <text:p>0.2439642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.58487457" calcext:value-type="float">
            <text:p>25.58487457</text:p>
          </table:table-cell>
          <table:table-cell office:value-type="float" office:value="0.2361739" calcext:value-type="float">
            <text:p>0.2361739</text:p>
          </table:table-cell>
          <table:table-cell office:value-type="float" office:value="0.21679046" calcext:value-type="float">
            <text:p>0.21679046</text:p>
          </table:table-cell>
          <table:table-cell office:value-type="float" office:value="0.24289849" calcext:value-type="float">
            <text:p>0.2428984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.57982053" calcext:value-type="float">
            <text:p>25.57982053</text:p>
          </table:table-cell>
          <table:table-cell office:value-type="float" office:value="0.2361435" calcext:value-type="float">
            <text:p>0.2361435</text:p>
          </table:table-cell>
          <table:table-cell office:value-type="float" office:value="0.21684709" calcext:value-type="float">
            <text:p>0.21684709</text:p>
          </table:table-cell>
          <table:table-cell office:value-type="float" office:value="0.24311426" calcext:value-type="float">
            <text:p>0.2431142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.56971245" calcext:value-type="float">
            <text:p>25.56971245</text:p>
          </table:table-cell>
          <table:table-cell office:value-type="float" office:value="0.23654166" calcext:value-type="float">
            <text:p>0.23654166</text:p>
          </table:table-cell>
          <table:table-cell office:value-type="float" office:value="0.21732929" calcext:value-type="float">
            <text:p>0.21732929</text:p>
          </table:table-cell>
          <table:table-cell office:value-type="float" office:value="0.24305347" calcext:value-type="float">
            <text:p>0.2430534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58487457" calcext:value-type="float">
            <text:p>25.58487457</text:p>
          </table:table-cell>
          <table:table-cell office:value-type="float" office:value="0.2359474" calcext:value-type="float">
            <text:p>0.2359474</text:p>
          </table:table-cell>
          <table:table-cell office:value-type="float" office:value="0.21787169" calcext:value-type="float">
            <text:p>0.21787169</text:p>
          </table:table-cell>
          <table:table-cell office:value-type="float" office:value="0.24368527" calcext:value-type="float">
            <text:p>0.2436852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57476649" calcext:value-type="float">
            <text:p>25.57476649</text:p>
          </table:table-cell>
          <table:table-cell office:value-type="float" office:value="0.23604515" calcext:value-type="float">
            <text:p>0.23604515</text:p>
          </table:table-cell>
          <table:table-cell office:value-type="float" office:value="0.21753433" calcext:value-type="float">
            <text:p>0.21753433</text:p>
          </table:table-cell>
          <table:table-cell office:value-type="float" office:value="0.24421099" calcext:value-type="float">
            <text:p>0.2442109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.58487457" calcext:value-type="float">
            <text:p>25.58487457</text:p>
          </table:table-cell>
          <table:table-cell office:value-type="float" office:value="0.23620787" calcext:value-type="float">
            <text:p>0.23620787</text:p>
          </table:table-cell>
          <table:table-cell office:value-type="float" office:value="0.21695974" calcext:value-type="float">
            <text:p>0.21695974</text:p>
          </table:table-cell>
          <table:table-cell office:value-type="float" office:value="0.24351421" calcext:value-type="float">
            <text:p>0.2435142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.57982053" calcext:value-type="float">
            <text:p>25.57982053</text:p>
          </table:table-cell>
          <table:table-cell office:value-type="float" office:value="0.23572507" calcext:value-type="float">
            <text:p>0.23572507</text:p>
          </table:table-cell>
          <table:table-cell office:value-type="float" office:value="0.21654072" calcext:value-type="float">
            <text:p>0.21654072</text:p>
          </table:table-cell>
          <table:table-cell office:value-type="float" office:value="0.24359527" calcext:value-type="float">
            <text:p>0.2435952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.58487457" calcext:value-type="float">
            <text:p>25.58487457</text:p>
          </table:table-cell>
          <table:table-cell office:value-type="float" office:value="0.23689273" calcext:value-type="float">
            <text:p>0.23689273</text:p>
          </table:table-cell>
          <table:table-cell office:value-type="float" office:value="0.21745148" calcext:value-type="float">
            <text:p>0.21745148</text:p>
          </table:table-cell>
          <table:table-cell office:value-type="float" office:value="0.24373177" calcext:value-type="float">
            <text:p>0.2437317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.58487457" calcext:value-type="float">
            <text:p>25.58487457</text:p>
          </table:table-cell>
          <table:table-cell office:value-type="float" office:value="0.23551646" calcext:value-type="float">
            <text:p>0.23551646</text:p>
          </table:table-cell>
          <table:table-cell office:value-type="float" office:value="0.21760347" calcext:value-type="float">
            <text:p>0.21760347</text:p>
          </table:table-cell>
          <table:table-cell office:value-type="float" office:value="0.24427476" calcext:value-type="float">
            <text:p>0.2442747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.57982053" calcext:value-type="float">
            <text:p>25.57982053</text:p>
          </table:table-cell>
          <table:table-cell office:value-type="float" office:value="0.23681822" calcext:value-type="float">
            <text:p>0.23681822</text:p>
          </table:table-cell>
          <table:table-cell office:value-type="float" office:value="0.21714094" calcext:value-type="float">
            <text:p>0.21714094</text:p>
          </table:table-cell>
          <table:table-cell office:value-type="float" office:value="0.2437419" calcext:value-type="float">
            <text:p>0.243741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.57982053" calcext:value-type="float">
            <text:p>25.57982053</text:p>
          </table:table-cell>
          <table:table-cell office:value-type="float" office:value="0.23581865" calcext:value-type="float">
            <text:p>0.23581865</text:p>
          </table:table-cell>
          <table:table-cell office:value-type="float" office:value="0.21775427" calcext:value-type="float">
            <text:p>0.21775427</text:p>
          </table:table-cell>
          <table:table-cell office:value-type="float" office:value="0.24404827" calcext:value-type="float">
            <text:p>0.2440482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.58992861" calcext:value-type="float">
            <text:p>25.58992861</text:p>
          </table:table-cell>
          <table:table-cell office:value-type="float" office:value="0.23657742" calcext:value-type="float">
            <text:p>0.23657742</text:p>
          </table:table-cell>
          <table:table-cell office:value-type="float" office:value="0.21780851" calcext:value-type="float">
            <text:p>0.21780851</text:p>
          </table:table-cell>
          <table:table-cell office:value-type="float" office:value="0.24402144" calcext:value-type="float">
            <text:p>0.2440214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.58487457" calcext:value-type="float">
            <text:p>25.58487457</text:p>
          </table:table-cell>
          <table:table-cell office:value-type="float" office:value="0.23600283" calcext:value-type="float">
            <text:p>0.23600283</text:p>
          </table:table-cell>
          <table:table-cell office:value-type="float" office:value="0.21774116" calcext:value-type="float">
            <text:p>0.21774116</text:p>
          </table:table-cell>
          <table:table-cell office:value-type="float" office:value="0.24453822" calcext:value-type="float">
            <text:p>0.2445382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.58992861" calcext:value-type="float">
            <text:p>25.58992861</text:p>
          </table:table-cell>
          <table:table-cell office:value-type="float" office:value="0.23607316" calcext:value-type="float">
            <text:p>0.23607316</text:p>
          </table:table-cell>
          <table:table-cell office:value-type="float" office:value="0.21786454" calcext:value-type="float">
            <text:p>0.21786454</text:p>
          </table:table-cell>
          <table:table-cell office:value-type="float" office:value="0.24427119" calcext:value-type="float">
            <text:p>0.2442711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.57982053" calcext:value-type="float">
            <text:p>25.57982053</text:p>
          </table:table-cell>
          <table:table-cell office:value-type="float" office:value="0.23659769" calcext:value-type="float">
            <text:p>0.23659769</text:p>
          </table:table-cell>
          <table:table-cell office:value-type="float" office:value="0.2171314" calcext:value-type="float">
            <text:p>0.2171314</text:p>
          </table:table-cell>
          <table:table-cell office:value-type="float" office:value="0.24343315" calcext:value-type="float">
            <text:p>0.2434331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.56971245" calcext:value-type="float">
            <text:p>25.56971245</text:p>
          </table:table-cell>
          <table:table-cell office:value-type="float" office:value="0.2361584" calcext:value-type="float">
            <text:p>0.2361584</text:p>
          </table:table-cell>
          <table:table-cell office:value-type="float" office:value="0.21781388" calcext:value-type="float">
            <text:p>0.21781388</text:p>
          </table:table-cell>
          <table:table-cell office:value-type="float" office:value="0.24449471" calcext:value-type="float">
            <text:p>0.2444947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.56971245" calcext:value-type="float">
            <text:p>25.56971245</text:p>
          </table:table-cell>
          <table:table-cell office:value-type="float" office:value="0.23619953" calcext:value-type="float">
            <text:p>0.23619953</text:p>
          </table:table-cell>
          <table:table-cell office:value-type="float" office:value="0.21797064" calcext:value-type="float">
            <text:p>0.21797064</text:p>
          </table:table-cell>
          <table:table-cell office:value-type="float" office:value="0.24442318" calcext:value-type="float">
            <text:p>0.2444231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.56971245" calcext:value-type="float">
            <text:p>25.56971245</text:p>
          </table:table-cell>
          <table:table-cell office:value-type="float" office:value="0.23681167" calcext:value-type="float">
            <text:p>0.23681167</text:p>
          </table:table-cell>
          <table:table-cell office:value-type="float" office:value="0.21765771" calcext:value-type="float">
            <text:p>0.21765771</text:p>
          </table:table-cell>
          <table:table-cell office:value-type="float" office:value="0.24339619" calcext:value-type="float">
            <text:p>0.2433961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.56465841" calcext:value-type="float">
            <text:p>25.56465841</text:p>
          </table:table-cell>
          <table:table-cell office:value-type="float" office:value="0.23660305" calcext:value-type="float">
            <text:p>0.23660305</text:p>
          </table:table-cell>
          <table:table-cell office:value-type="float" office:value="0.21770838" calcext:value-type="float">
            <text:p>0.21770838</text:p>
          </table:table-cell>
          <table:table-cell office:value-type="float" office:value="0.24400476" calcext:value-type="float">
            <text:p>0.2440047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.55960437" calcext:value-type="float">
            <text:p>25.55960437</text:p>
          </table:table-cell>
          <table:table-cell office:value-type="float" office:value="0.23688736" calcext:value-type="float">
            <text:p>0.23688736</text:p>
          </table:table-cell>
          <table:table-cell office:value-type="float" office:value="0.21721842" calcext:value-type="float">
            <text:p>0.21721842</text:p>
          </table:table-cell>
          <table:table-cell office:value-type="float" office:value="0.24391058" calcext:value-type="float">
            <text:p>0.2439105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.56971245" calcext:value-type="float">
            <text:p>25.56971245</text:p>
          </table:table-cell>
          <table:table-cell office:value-type="float" office:value="0.23642483" calcext:value-type="float">
            <text:p>0.23642483</text:p>
          </table:table-cell>
          <table:table-cell office:value-type="float" office:value="0.21739068" calcext:value-type="float">
            <text:p>0.21739068</text:p>
          </table:table-cell>
          <table:table-cell office:value-type="float" office:value="0.24359527" calcext:value-type="float">
            <text:p>0.2435952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.55960437" calcext:value-type="float">
            <text:p>25.55960437</text:p>
          </table:table-cell>
          <table:table-cell office:value-type="float" office:value="0.23611668" calcext:value-type="float">
            <text:p>0.23611668</text:p>
          </table:table-cell>
          <table:table-cell office:value-type="float" office:value="0.21776619" calcext:value-type="float">
            <text:p>0.21776619</text:p>
          </table:table-cell>
          <table:table-cell office:value-type="float" office:value="0.24445894" calcext:value-type="float">
            <text:p>0.2444589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.55960437" calcext:value-type="float">
            <text:p>25.55960437</text:p>
          </table:table-cell>
          <table:table-cell office:value-type="float" office:value="0.2369577" calcext:value-type="float">
            <text:p>0.2369577</text:p>
          </table:table-cell>
          <table:table-cell office:value-type="float" office:value="0.21729889" calcext:value-type="float">
            <text:p>0.21729889</text:p>
          </table:table-cell>
          <table:table-cell office:value-type="float" office:value="0.24323049" calcext:value-type="float">
            <text:p>0.2432304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.56971245" calcext:value-type="float">
            <text:p>25.56971245</text:p>
          </table:table-cell>
          <table:table-cell office:value-type="float" office:value="0.23717764" calcext:value-type="float">
            <text:p>0.23717764</text:p>
          </table:table-cell>
          <table:table-cell office:value-type="float" office:value="0.2177656" calcext:value-type="float">
            <text:p>0.2177656</text:p>
          </table:table-cell>
          <table:table-cell office:value-type="float" office:value="0.24388376" calcext:value-type="float">
            <text:p>0.2438837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.56971245" calcext:value-type="float">
            <text:p>25.56971245</text:p>
          </table:table-cell>
          <table:table-cell office:value-type="float" office:value="0.23623052" calcext:value-type="float">
            <text:p>0.23623052</text:p>
          </table:table-cell>
          <table:table-cell office:value-type="float" office:value="0.21812978" calcext:value-type="float">
            <text:p>0.21812978</text:p>
          </table:table-cell>
          <table:table-cell office:value-type="float" office:value="0.24450663" calcext:value-type="float">
            <text:p>0.2445066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.56971245" calcext:value-type="float">
            <text:p>25.56971245</text:p>
          </table:table-cell>
          <table:table-cell office:value-type="float" office:value="0.23624244" calcext:value-type="float">
            <text:p>0.23624244</text:p>
          </table:table-cell>
          <table:table-cell office:value-type="float" office:value="0.21704319" calcext:value-type="float">
            <text:p>0.21704319</text:p>
          </table:table-cell>
          <table:table-cell office:value-type="float" office:value="0.24409893" calcext:value-type="float">
            <text:p>0.2440989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.55455033" calcext:value-type="float">
            <text:p>25.55455033</text:p>
          </table:table-cell>
          <table:table-cell office:value-type="float" office:value="0.23685101" calcext:value-type="float">
            <text:p>0.23685101</text:p>
          </table:table-cell>
          <table:table-cell office:value-type="float" office:value="0.21711412" calcext:value-type="float">
            <text:p>0.21711412</text:p>
          </table:table-cell>
          <table:table-cell office:value-type="float" office:value="0.24371627" calcext:value-type="float">
            <text:p>0.2437162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55455033" calcext:value-type="float">
            <text:p>25.55455033</text:p>
          </table:table-cell>
          <table:table-cell office:value-type="float" office:value="0.23702326" calcext:value-type="float">
            <text:p>0.23702326</text:p>
          </table:table-cell>
          <table:table-cell office:value-type="float" office:value="0.21759691" calcext:value-type="float">
            <text:p>0.21759691</text:p>
          </table:table-cell>
          <table:table-cell office:value-type="float" office:value="0.24401429" calcext:value-type="float">
            <text:p>0.2440142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.54949629" calcext:value-type="float">
            <text:p>25.54949629</text:p>
          </table:table-cell>
          <table:table-cell office:value-type="float" office:value="0.23622337" calcext:value-type="float">
            <text:p>0.23622337</text:p>
          </table:table-cell>
          <table:table-cell office:value-type="float" office:value="0.21802666" calcext:value-type="float">
            <text:p>0.21802666</text:p>
          </table:table-cell>
          <table:table-cell office:value-type="float" office:value="0.24468246" calcext:value-type="float">
            <text:p>0.2446824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.54949629" calcext:value-type="float">
            <text:p>25.54949629</text:p>
          </table:table-cell>
          <table:table-cell office:value-type="float" office:value="0.23633244" calcext:value-type="float">
            <text:p>0.23633244</text:p>
          </table:table-cell>
          <table:table-cell office:value-type="float" office:value="0.21690729" calcext:value-type="float">
            <text:p>0.21690729</text:p>
          </table:table-cell>
          <table:table-cell office:value-type="float" office:value="0.24356428" calcext:value-type="float">
            <text:p>0.2435642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.55455033" calcext:value-type="float">
            <text:p>25.55455033</text:p>
          </table:table-cell>
          <table:table-cell office:value-type="float" office:value="0.2364755" calcext:value-type="float">
            <text:p>0.2364755</text:p>
          </table:table-cell>
          <table:table-cell office:value-type="float" office:value="0.21738889" calcext:value-type="float">
            <text:p>0.21738889</text:p>
          </table:table-cell>
          <table:table-cell office:value-type="float" office:value="0.24415258" calcext:value-type="float">
            <text:p>0.2441525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.55960437" calcext:value-type="float">
            <text:p>25.55960437</text:p>
          </table:table-cell>
          <table:table-cell office:value-type="float" office:value="0.23733499" calcext:value-type="float">
            <text:p>0.23733499</text:p>
          </table:table-cell>
          <table:table-cell office:value-type="float" office:value="0.21733644" calcext:value-type="float">
            <text:p>0.21733644</text:p>
          </table:table-cell>
          <table:table-cell office:value-type="float" office:value="0.2444798" calcext:value-type="float">
            <text:p>0.244479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.56465841" calcext:value-type="float">
            <text:p>25.56465841</text:p>
          </table:table-cell>
          <table:table-cell office:value-type="float" office:value="0.23659888" calcext:value-type="float">
            <text:p>0.23659888</text:p>
          </table:table-cell>
          <table:table-cell office:value-type="float" office:value="0.21781149" calcext:value-type="float">
            <text:p>0.21781149</text:p>
          </table:table-cell>
          <table:table-cell office:value-type="float" office:value="0.24485233" calcext:value-type="float">
            <text:p>0.2448523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.55960437" calcext:value-type="float">
            <text:p>25.55960437</text:p>
          </table:table-cell>
          <table:table-cell office:value-type="float" office:value="0.23675266" calcext:value-type="float">
            <text:p>0.23675266</text:p>
          </table:table-cell>
          <table:table-cell office:value-type="float" office:value="0.21763745" calcext:value-type="float">
            <text:p>0.21763745</text:p>
          </table:table-cell>
          <table:table-cell office:value-type="float" office:value="0.24414959" calcext:value-type="float">
            <text:p>0.2441495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.56465841" calcext:value-type="float">
            <text:p>25.56465841</text:p>
          </table:table-cell>
          <table:table-cell office:value-type="float" office:value="0.23727122" calcext:value-type="float">
            <text:p>0.23727122</text:p>
          </table:table-cell>
          <table:table-cell office:value-type="float" office:value="0.21754446" calcext:value-type="float">
            <text:p>0.21754446</text:p>
          </table:table-cell>
          <table:table-cell office:value-type="float" office:value="0.24361554" calcext:value-type="float">
            <text:p>0.2436155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.54444226" calcext:value-type="float">
            <text:p>25.54444226</text:p>
          </table:table-cell>
          <table:table-cell office:value-type="float" office:value="0.23623469" calcext:value-type="float">
            <text:p>0.23623469</text:p>
          </table:table-cell>
          <table:table-cell office:value-type="float" office:value="0.21722081" calcext:value-type="float">
            <text:p>0.21722081</text:p>
          </table:table-cell>
          <table:table-cell office:value-type="float" office:value="0.24383905" calcext:value-type="float">
            <text:p>0.2438390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.54949629" calcext:value-type="float">
            <text:p>25.54949629</text:p>
          </table:table-cell>
          <table:table-cell office:value-type="float" office:value="0.23635748" calcext:value-type="float">
            <text:p>0.23635748</text:p>
          </table:table-cell>
          <table:table-cell office:value-type="float" office:value="0.21822217" calcext:value-type="float">
            <text:p>0.21822217</text:p>
          </table:table-cell>
          <table:table-cell office:value-type="float" office:value="0.24453881" calcext:value-type="float">
            <text:p>0.2445388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.54949629" calcext:value-type="float">
            <text:p>25.54949629</text:p>
          </table:table-cell>
          <table:table-cell office:value-type="float" office:value="0.2370179" calcext:value-type="float">
            <text:p>0.2370179</text:p>
          </table:table-cell>
          <table:table-cell office:value-type="float" office:value="0.21790388" calcext:value-type="float">
            <text:p>0.21790388</text:p>
          </table:table-cell>
          <table:table-cell office:value-type="float" office:value="0.244239" calcext:value-type="float">
            <text:p>0.24423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.54444226" calcext:value-type="float">
            <text:p>25.54444226</text:p>
          </table:table-cell>
          <table:table-cell office:value-type="float" office:value="0.23700359" calcext:value-type="float">
            <text:p>0.23700359</text:p>
          </table:table-cell>
          <table:table-cell office:value-type="float" office:value="0.21725538" calcext:value-type="float">
            <text:p>0.21725538</text:p>
          </table:table-cell>
          <table:table-cell office:value-type="float" office:value="0.24367395" calcext:value-type="float">
            <text:p>0.2436739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.54949629" calcext:value-type="float">
            <text:p>25.54949629</text:p>
          </table:table-cell>
          <table:table-cell office:value-type="float" office:value="0.23640397" calcext:value-type="float">
            <text:p>0.23640397</text:p>
          </table:table-cell>
          <table:table-cell office:value-type="float" office:value="0.21726074" calcext:value-type="float">
            <text:p>0.21726074</text:p>
          </table:table-cell>
          <table:table-cell office:value-type="float" office:value="0.243395" calcext:value-type="float">
            <text:p>0.24339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.54949629" calcext:value-type="float">
            <text:p>25.54949629</text:p>
          </table:table-cell>
          <table:table-cell office:value-type="float" office:value="0.23625853" calcext:value-type="float">
            <text:p>0.23625853</text:p>
          </table:table-cell>
          <table:table-cell office:value-type="float" office:value="0.21723929" calcext:value-type="float">
            <text:p>0.21723929</text:p>
          </table:table-cell>
          <table:table-cell office:value-type="float" office:value="0.24293247" calcext:value-type="float">
            <text:p>0.2429324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618403" calcext:value-type="float">
            <text:p>0.23618403</text:p>
          </table:table-cell>
          <table:table-cell office:value-type="float" office:value="0.21738293" calcext:value-type="float">
            <text:p>0.21738293</text:p>
          </table:table-cell>
          <table:table-cell office:value-type="float" office:value="0.24355534" calcext:value-type="float">
            <text:p>0.2435553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.54444226" calcext:value-type="float">
            <text:p>25.54444226</text:p>
          </table:table-cell>
          <table:table-cell office:value-type="float" office:value="0.23596468" calcext:value-type="float">
            <text:p>0.23596468</text:p>
          </table:table-cell>
          <table:table-cell office:value-type="float" office:value="0.21803322" calcext:value-type="float">
            <text:p>0.21803322</text:p>
          </table:table-cell>
          <table:table-cell office:value-type="float" office:value="0.24434569" calcext:value-type="float">
            <text:p>0.2443456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669782" calcext:value-type="float">
            <text:p>0.23669782</text:p>
          </table:table-cell>
          <table:table-cell office:value-type="float" office:value="0.2178711" calcext:value-type="float">
            <text:p>0.2178711</text:p>
          </table:table-cell>
          <table:table-cell office:value-type="float" office:value="0.24324062" calcext:value-type="float">
            <text:p>0.2432406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.54444226" calcext:value-type="float">
            <text:p>25.54444226</text:p>
          </table:table-cell>
          <table:table-cell office:value-type="float" office:value="0.2367914" calcext:value-type="float">
            <text:p>0.2367914</text:p>
          </table:table-cell>
          <table:table-cell office:value-type="float" office:value="0.21737936" calcext:value-type="float">
            <text:p>0.21737936</text:p>
          </table:table-cell>
          <table:table-cell office:value-type="float" office:value="0.24317208" calcext:value-type="float">
            <text:p>0.2431720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.54949629" calcext:value-type="float">
            <text:p>25.54949629</text:p>
          </table:table-cell>
          <table:table-cell office:value-type="float" office:value="0.23622635" calcext:value-type="float">
            <text:p>0.23622635</text:p>
          </table:table-cell>
          <table:table-cell office:value-type="float" office:value="0.21754506" calcext:value-type="float">
            <text:p>0.21754506</text:p>
          </table:table-cell>
          <table:table-cell office:value-type="float" office:value="0.243485" calcext:value-type="float">
            <text:p>0.24348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.54949629" calcext:value-type="float">
            <text:p>25.54949629</text:p>
          </table:table-cell>
          <table:table-cell office:value-type="float" office:value="0.23608687" calcext:value-type="float">
            <text:p>0.23608687</text:p>
          </table:table-cell>
          <table:table-cell office:value-type="float" office:value="0.2181262" calcext:value-type="float">
            <text:p>0.2181262</text:p>
          </table:table-cell>
          <table:table-cell office:value-type="float" office:value="0.2448577" calcext:value-type="float">
            <text:p>0.244857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.54949629" calcext:value-type="float">
            <text:p>25.54949629</text:p>
          </table:table-cell>
          <table:table-cell office:value-type="float" office:value="0.23652199" calcext:value-type="float">
            <text:p>0.23652199</text:p>
          </table:table-cell>
          <table:table-cell office:value-type="float" office:value="0.2178711" calcext:value-type="float">
            <text:p>0.2178711</text:p>
          </table:table-cell>
          <table:table-cell office:value-type="float" office:value="0.24415138" calcext:value-type="float">
            <text:p>0.2441513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.54949629" calcext:value-type="float">
            <text:p>25.54949629</text:p>
          </table:table-cell>
          <table:table-cell office:value-type="float" office:value="0.23579958" calcext:value-type="float">
            <text:p>0.23579958</text:p>
          </table:table-cell>
          <table:table-cell office:value-type="float" office:value="0.21758797" calcext:value-type="float">
            <text:p>0.21758797</text:p>
          </table:table-cell>
          <table:table-cell office:value-type="float" office:value="0.2442545" calcext:value-type="float">
            <text:p>0.244254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.54949629" calcext:value-type="float">
            <text:p>25.54949629</text:p>
          </table:table-cell>
          <table:table-cell office:value-type="float" office:value="0.23627582" calcext:value-type="float">
            <text:p>0.23627582</text:p>
          </table:table-cell>
          <table:table-cell office:value-type="float" office:value="0.21765413" calcext:value-type="float">
            <text:p>0.21765413</text:p>
          </table:table-cell>
          <table:table-cell office:value-type="float" office:value="0.2446008" calcext:value-type="float">
            <text:p>0.244600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.55455033" calcext:value-type="float">
            <text:p>25.55455033</text:p>
          </table:table-cell>
          <table:table-cell office:value-type="float" office:value="0.23689094" calcext:value-type="float">
            <text:p>0.23689094</text:p>
          </table:table-cell>
          <table:table-cell office:value-type="float" office:value="0.21729412" calcext:value-type="float">
            <text:p>0.21729412</text:p>
          </table:table-cell>
          <table:table-cell office:value-type="float" office:value="0.2436054" calcext:value-type="float">
            <text:p>0.243605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.55455033" calcext:value-type="float">
            <text:p>25.55455033</text:p>
          </table:table-cell>
          <table:table-cell office:value-type="float" office:value="0.23624661" calcext:value-type="float">
            <text:p>0.23624661</text:p>
          </table:table-cell>
          <table:table-cell office:value-type="float" office:value="0.21772447" calcext:value-type="float">
            <text:p>0.21772447</text:p>
          </table:table-cell>
          <table:table-cell office:value-type="float" office:value="0.24462464" calcext:value-type="float">
            <text:p>0.2446246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.55455033" calcext:value-type="float">
            <text:p>25.55455033</text:p>
          </table:table-cell>
          <table:table-cell office:value-type="float" office:value="0.23665789" calcext:value-type="float">
            <text:p>0.23665789</text:p>
          </table:table-cell>
          <table:table-cell office:value-type="float" office:value="0.21755817" calcext:value-type="float">
            <text:p>0.21755817</text:p>
          </table:table-cell>
          <table:table-cell office:value-type="float" office:value="0.24424615" calcext:value-type="float">
            <text:p>0.2442461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.55960437" calcext:value-type="float">
            <text:p>25.55960437</text:p>
          </table:table-cell>
          <table:table-cell office:value-type="float" office:value="0.23616496" calcext:value-type="float">
            <text:p>0.23616496</text:p>
          </table:table-cell>
          <table:table-cell office:value-type="float" office:value="0.21728757" calcext:value-type="float">
            <text:p>0.21728757</text:p>
          </table:table-cell>
          <table:table-cell office:value-type="float" office:value="0.24402085" calcext:value-type="float">
            <text:p>0.2440208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.55960437" calcext:value-type="float">
            <text:p>25.55960437</text:p>
          </table:table-cell>
          <table:table-cell office:value-type="float" office:value="0.23697916" calcext:value-type="float">
            <text:p>0.23697916</text:p>
          </table:table-cell>
          <table:table-cell office:value-type="float" office:value="0.21720829" calcext:value-type="float">
            <text:p>0.21720829</text:p>
          </table:table-cell>
          <table:table-cell office:value-type="float" office:value="0.2435607" calcext:value-type="float">
            <text:p>0.243560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.55455033" calcext:value-type="float">
            <text:p>25.55455033</text:p>
          </table:table-cell>
          <table:table-cell office:value-type="float" office:value="0.23735466" calcext:value-type="float">
            <text:p>0.23735466</text:p>
          </table:table-cell>
          <table:table-cell office:value-type="float" office:value="0.21788182" calcext:value-type="float">
            <text:p>0.21788182</text:p>
          </table:table-cell>
          <table:table-cell office:value-type="float" office:value="0.24395946" calcext:value-type="float">
            <text:p>0.2439594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.55960437" calcext:value-type="float">
            <text:p>25.55960437</text:p>
          </table:table-cell>
          <table:table-cell office:value-type="float" office:value="0.23668709" calcext:value-type="float">
            <text:p>0.23668709</text:p>
          </table:table-cell>
          <table:table-cell office:value-type="float" office:value="0.21817389" calcext:value-type="float">
            <text:p>0.21817389</text:p>
          </table:table-cell>
          <table:table-cell office:value-type="float" office:value="0.24438563" calcext:value-type="float">
            <text:p>0.2443856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.55960437" calcext:value-type="float">
            <text:p>25.55960437</text:p>
          </table:table-cell>
          <table:table-cell office:value-type="float" office:value="0.23649457" calcext:value-type="float">
            <text:p>0.23649457</text:p>
          </table:table-cell>
          <table:table-cell office:value-type="float" office:value="0.21815481" calcext:value-type="float">
            <text:p>0.21815481</text:p>
          </table:table-cell>
          <table:table-cell office:value-type="float" office:value="0.2446306" calcext:value-type="float">
            <text:p>0.244630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.56465841" calcext:value-type="float">
            <text:p>25.56465841</text:p>
          </table:table-cell>
          <table:table-cell office:value-type="float" office:value="0.23722949" calcext:value-type="float">
            <text:p>0.23722949</text:p>
          </table:table-cell>
          <table:table-cell office:value-type="float" office:value="0.21775964" calcext:value-type="float">
            <text:p>0.21775964</text:p>
          </table:table-cell>
          <table:table-cell office:value-type="float" office:value="0.24394277" calcext:value-type="float">
            <text:p>0.24394277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.57476649" calcext:value-type="float">
            <text:p>25.57476649</text:p>
          </table:table-cell>
          <table:table-cell office:value-type="float" office:value="0.23612025" calcext:value-type="float">
            <text:p>0.23612025</text:p>
          </table:table-cell>
          <table:table-cell office:value-type="float" office:value="0.21753373" calcext:value-type="float">
            <text:p>0.21753373</text:p>
          </table:table-cell>
          <table:table-cell office:value-type="float" office:value="0.24472418" calcext:value-type="float">
            <text:p>0.2447241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.56971245" calcext:value-type="float">
            <text:p>25.56971245</text:p>
          </table:table-cell>
          <table:table-cell office:value-type="float" office:value="0.23628595" calcext:value-type="float">
            <text:p>0.23628595</text:p>
          </table:table-cell>
          <table:table-cell office:value-type="float" office:value="0.21793189" calcext:value-type="float">
            <text:p>0.21793189</text:p>
          </table:table-cell>
          <table:table-cell office:value-type="float" office:value="0.24432483" calcext:value-type="float">
            <text:p>0.2443248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.56465841" calcext:value-type="float">
            <text:p>25.56465841</text:p>
          </table:table-cell>
          <table:table-cell office:value-type="float" office:value="0.2369416" calcext:value-type="float">
            <text:p>0.2369416</text:p>
          </table:table-cell>
          <table:table-cell office:value-type="float" office:value="0.21789613" calcext:value-type="float">
            <text:p>0.21789613</text:p>
          </table:table-cell>
          <table:table-cell office:value-type="float" office:value="0.24302128" calcext:value-type="float">
            <text:p>0.2430212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.55960437" calcext:value-type="float">
            <text:p>25.55960437</text:p>
          </table:table-cell>
          <table:table-cell office:value-type="float" office:value="0.23640993" calcext:value-type="float">
            <text:p>0.23640993</text:p>
          </table:table-cell>
          <table:table-cell office:value-type="float" office:value="0.21714571" calcext:value-type="float">
            <text:p>0.21714571</text:p>
          </table:table-cell>
          <table:table-cell office:value-type="float" office:value="0.24332288" calcext:value-type="float">
            <text:p>0.2433228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.55960437" calcext:value-type="float">
            <text:p>25.55960437</text:p>
          </table:table-cell>
          <table:table-cell office:value-type="float" office:value="0.23615721" calcext:value-type="float">
            <text:p>0.23615721</text:p>
          </table:table-cell>
          <table:table-cell office:value-type="float" office:value="0.21745029" calcext:value-type="float">
            <text:p>0.21745029</text:p>
          </table:table-cell>
          <table:table-cell office:value-type="float" office:value="0.24339798" calcext:value-type="float">
            <text:p>0.2433979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.55960437" calcext:value-type="float">
            <text:p>25.55960437</text:p>
          </table:table-cell>
          <table:table-cell office:value-type="float" office:value="0.23599568" calcext:value-type="float">
            <text:p>0.23599568</text:p>
          </table:table-cell>
          <table:table-cell office:value-type="float" office:value="0.21751645" calcext:value-type="float">
            <text:p>0.21751645</text:p>
          </table:table-cell>
          <table:table-cell office:value-type="float" office:value="0.24387959" calcext:value-type="float">
            <text:p>0.2438795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.54949629" calcext:value-type="float">
            <text:p>25.54949629</text:p>
          </table:table-cell>
          <table:table-cell office:value-type="float" office:value="0.23648742" calcext:value-type="float">
            <text:p>0.23648742</text:p>
          </table:table-cell>
          <table:table-cell office:value-type="float" office:value="0.21782639" calcext:value-type="float">
            <text:p>0.21782639</text:p>
          </table:table-cell>
          <table:table-cell office:value-type="float" office:value="0.24410012" calcext:value-type="float">
            <text:p>0.2441001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.56465841" calcext:value-type="float">
            <text:p>25.56465841</text:p>
          </table:table-cell>
          <table:table-cell office:value-type="float" office:value="0.23621562" calcext:value-type="float">
            <text:p>0.23621562</text:p>
          </table:table-cell>
          <table:table-cell office:value-type="float" office:value="0.2175081" calcext:value-type="float">
            <text:p>0.2175081</text:p>
          </table:table-cell>
          <table:table-cell office:value-type="float" office:value="0.24378958" calcext:value-type="float">
            <text:p>0.2437895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.55960437" calcext:value-type="float">
            <text:p>25.55960437</text:p>
          </table:table-cell>
          <table:table-cell office:value-type="float" office:value="0.23686293" calcext:value-type="float">
            <text:p>0.23686293</text:p>
          </table:table-cell>
          <table:table-cell office:value-type="float" office:value="0.21784725" calcext:value-type="float">
            <text:p>0.21784725</text:p>
          </table:table-cell>
          <table:table-cell office:value-type="float" office:value="0.24388137" calcext:value-type="float">
            <text:p>0.2438813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.55960437" calcext:value-type="float">
            <text:p>25.55960437</text:p>
          </table:table-cell>
          <table:table-cell office:value-type="float" office:value="0.23621502" calcext:value-type="float">
            <text:p>0.23621502</text:p>
          </table:table-cell>
          <table:table-cell office:value-type="float" office:value="0.21742525" calcext:value-type="float">
            <text:p>0.21742525</text:p>
          </table:table-cell>
          <table:table-cell office:value-type="float" office:value="0.24356368" calcext:value-type="float">
            <text:p>0.2435636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.56971245" calcext:value-type="float">
            <text:p>25.56971245</text:p>
          </table:table-cell>
          <table:table-cell office:value-type="float" office:value="0.23637715" calcext:value-type="float">
            <text:p>0.23637715</text:p>
          </table:table-cell>
          <table:table-cell office:value-type="float" office:value="0.21805945" calcext:value-type="float">
            <text:p>0.21805945</text:p>
          </table:table-cell>
          <table:table-cell office:value-type="float" office:value="0.24368825" calcext:value-type="float">
            <text:p>0.2436882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.55455033" calcext:value-type="float">
            <text:p>25.55455033</text:p>
          </table:table-cell>
          <table:table-cell office:value-type="float" office:value="0.23651066" calcext:value-type="float">
            <text:p>0.23651066</text:p>
          </table:table-cell>
          <table:table-cell office:value-type="float" office:value="0.21806243" calcext:value-type="float">
            <text:p>0.21806243</text:p>
          </table:table-cell>
          <table:table-cell office:value-type="float" office:value="0.24388137" calcext:value-type="float">
            <text:p>0.2438813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.55960437" calcext:value-type="float">
            <text:p>25.55960437</text:p>
          </table:table-cell>
          <table:table-cell office:value-type="float" office:value="0.23658636" calcext:value-type="float">
            <text:p>0.23658636</text:p>
          </table:table-cell>
          <table:table-cell office:value-type="float" office:value="0.2178246" calcext:value-type="float">
            <text:p>0.2178246</text:p>
          </table:table-cell>
          <table:table-cell office:value-type="float" office:value="0.24440888" calcext:value-type="float">
            <text:p>0.2444088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.55960437" calcext:value-type="float">
            <text:p>25.55960437</text:p>
          </table:table-cell>
          <table:table-cell office:value-type="float" office:value="0.23623171" calcext:value-type="float">
            <text:p>0.23623171</text:p>
          </table:table-cell>
          <table:table-cell office:value-type="float" office:value="0.21727505" calcext:value-type="float">
            <text:p>0.21727505</text:p>
          </table:table-cell>
          <table:table-cell office:value-type="float" office:value="0.24424258" calcext:value-type="float">
            <text:p>0.2442425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.55455033" calcext:value-type="float">
            <text:p>25.55455033</text:p>
          </table:table-cell>
          <table:table-cell office:value-type="float" office:value="0.23613456" calcext:value-type="float">
            <text:p>0.23613456</text:p>
          </table:table-cell>
          <table:table-cell office:value-type="float" office:value="0.21810415" calcext:value-type="float">
            <text:p>0.21810415</text:p>
          </table:table-cell>
          <table:table-cell office:value-type="float" office:value="0.24463478" calcext:value-type="float">
            <text:p>0.2446347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.54949629" calcext:value-type="float">
            <text:p>25.54949629</text:p>
          </table:table-cell>
          <table:table-cell office:value-type="float" office:value="0.23682061" calcext:value-type="float">
            <text:p>0.23682061</text:p>
          </table:table-cell>
          <table:table-cell office:value-type="float" office:value="0.21784964" calcext:value-type="float">
            <text:p>0.21784964</text:p>
          </table:table-cell>
          <table:table-cell office:value-type="float" office:value="0.24383429" calcext:value-type="float">
            <text:p>0.2438342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.55455033" calcext:value-type="float">
            <text:p>25.55455033</text:p>
          </table:table-cell>
          <table:table-cell office:value-type="float" office:value="0.23699286" calcext:value-type="float">
            <text:p>0.23699286</text:p>
          </table:table-cell>
          <table:table-cell office:value-type="float" office:value="0.21733823" calcext:value-type="float">
            <text:p>0.21733823</text:p>
          </table:table-cell>
          <table:table-cell office:value-type="float" office:value="0.24380806" calcext:value-type="float">
            <text:p>0.2438080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.54949629" calcext:value-type="float">
            <text:p>25.54949629</text:p>
          </table:table-cell>
          <table:table-cell office:value-type="float" office:value="0.23682955" calcext:value-type="float">
            <text:p>0.23682955</text:p>
          </table:table-cell>
          <table:table-cell office:value-type="float" office:value="0.21712961" calcext:value-type="float">
            <text:p>0.21712961</text:p>
          </table:table-cell>
          <table:table-cell office:value-type="float" office:value="0.24400476" calcext:value-type="float">
            <text:p>0.2440047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.55960437" calcext:value-type="float">
            <text:p>25.55960437</text:p>
          </table:table-cell>
          <table:table-cell office:value-type="float" office:value="0.23657802" calcext:value-type="float">
            <text:p>0.23657802</text:p>
          </table:table-cell>
          <table:table-cell office:value-type="float" office:value="0.21775785" calcext:value-type="float">
            <text:p>0.21775785</text:p>
          </table:table-cell>
          <table:table-cell office:value-type="float" office:value="0.2445263" calcext:value-type="float">
            <text:p>0.244526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.55455033" calcext:value-type="float">
            <text:p>25.55455033</text:p>
          </table:table-cell>
          <table:table-cell office:value-type="float" office:value="0.23638847" calcext:value-type="float">
            <text:p>0.23638847</text:p>
          </table:table-cell>
          <table:table-cell office:value-type="float" office:value="0.21808269" calcext:value-type="float">
            <text:p>0.21808269</text:p>
          </table:table-cell>
          <table:table-cell office:value-type="float" office:value="0.24467054" calcext:value-type="float">
            <text:p>0.2446705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.55455033" calcext:value-type="float">
            <text:p>25.55455033</text:p>
          </table:table-cell>
          <table:table-cell office:value-type="float" office:value="0.23626569" calcext:value-type="float">
            <text:p>0.23626569</text:p>
          </table:table-cell>
          <table:table-cell office:value-type="float" office:value="0.21803382" calcext:value-type="float">
            <text:p>0.21803382</text:p>
          </table:table-cell>
          <table:table-cell office:value-type="float" office:value="0.24380329" calcext:value-type="float">
            <text:p>0.2438032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.54444226" calcext:value-type="float">
            <text:p>25.54444226</text:p>
          </table:table-cell>
          <table:table-cell office:value-type="float" office:value="0.2365804" calcext:value-type="float">
            <text:p>0.2365804</text:p>
          </table:table-cell>
          <table:table-cell office:value-type="float" office:value="0.21813932" calcext:value-type="float">
            <text:p>0.21813932</text:p>
          </table:table-cell>
          <table:table-cell office:value-type="float" office:value="0.2448732" calcext:value-type="float">
            <text:p>0.244873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.54444226" calcext:value-type="float">
            <text:p>25.54444226</text:p>
          </table:table-cell>
          <table:table-cell office:value-type="float" office:value="0.23710492" calcext:value-type="float">
            <text:p>0.23710492</text:p>
          </table:table-cell>
          <table:table-cell office:value-type="float" office:value="0.21742466" calcext:value-type="float">
            <text:p>0.21742466</text:p>
          </table:table-cell>
          <table:table-cell office:value-type="float" office:value="0.24381462" calcext:value-type="float">
            <text:p>0.2438146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.54949629" calcext:value-type="float">
            <text:p>25.54949629</text:p>
          </table:table-cell>
          <table:table-cell office:value-type="float" office:value="0.23700836" calcext:value-type="float">
            <text:p>0.23700836</text:p>
          </table:table-cell>
          <table:table-cell office:value-type="float" office:value="0.21788719" calcext:value-type="float">
            <text:p>0.21788719</text:p>
          </table:table-cell>
          <table:table-cell office:value-type="float" office:value="0.24400535" calcext:value-type="float">
            <text:p>0.2440053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.55960437" calcext:value-type="float">
            <text:p>25.55960437</text:p>
          </table:table-cell>
          <table:table-cell office:value-type="float" office:value="0.23590091" calcext:value-type="float">
            <text:p>0.23590091</text:p>
          </table:table-cell>
          <table:table-cell office:value-type="float" office:value="0.21784487" calcext:value-type="float">
            <text:p>0.21784487</text:p>
          </table:table-cell>
          <table:table-cell office:value-type="float" office:value="0.2446914" calcext:value-type="float">
            <text:p>0.244691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.54949629" calcext:value-type="float">
            <text:p>25.54949629</text:p>
          </table:table-cell>
          <table:table-cell office:value-type="float" office:value="0.23604396" calcext:value-type="float">
            <text:p>0.23604396</text:p>
          </table:table-cell>
          <table:table-cell office:value-type="float" office:value="0.2176595" calcext:value-type="float">
            <text:p>0.2176595</text:p>
          </table:table-cell>
          <table:table-cell office:value-type="float" office:value="0.24400416" calcext:value-type="float">
            <text:p>0.2440041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.54949629" calcext:value-type="float">
            <text:p>25.54949629</text:p>
          </table:table-cell>
          <table:table-cell office:value-type="float" office:value="0.23621979" calcext:value-type="float">
            <text:p>0.23621979</text:p>
          </table:table-cell>
          <table:table-cell office:value-type="float" office:value="0.21815005" calcext:value-type="float">
            <text:p>0.21815005</text:p>
          </table:table-cell>
          <table:table-cell office:value-type="float" office:value="0.24427178" calcext:value-type="float">
            <text:p>0.2442717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.54949629" calcext:value-type="float">
            <text:p>25.54949629</text:p>
          </table:table-cell>
          <table:table-cell office:value-type="float" office:value="0.23679676" calcext:value-type="float">
            <text:p>0.23679676</text:p>
          </table:table-cell>
          <table:table-cell office:value-type="float" office:value="0.21772566" calcext:value-type="float">
            <text:p>0.21772566</text:p>
          </table:table-cell>
          <table:table-cell office:value-type="float" office:value="0.24376991" calcext:value-type="float">
            <text:p>0.2437699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.54949629" calcext:value-type="float">
            <text:p>25.54949629</text:p>
          </table:table-cell>
          <table:table-cell office:value-type="float" office:value="0.23695531" calcext:value-type="float">
            <text:p>0.23695531</text:p>
          </table:table-cell>
          <table:table-cell office:value-type="float" office:value="0.21773699" calcext:value-type="float">
            <text:p>0.21773699</text:p>
          </table:table-cell>
          <table:table-cell office:value-type="float" office:value="0.24334195" calcext:value-type="float">
            <text:p>0.2433419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.54444226" calcext:value-type="float">
            <text:p>25.54444226</text:p>
          </table:table-cell>
          <table:table-cell office:value-type="float" office:value="0.23715976" calcext:value-type="float">
            <text:p>0.23715976</text:p>
          </table:table-cell>
          <table:table-cell office:value-type="float" office:value="0.21722677" calcext:value-type="float">
            <text:p>0.21722677</text:p>
          </table:table-cell>
          <table:table-cell office:value-type="float" office:value="0.24374548" calcext:value-type="float">
            <text:p>0.2437454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.54444226" calcext:value-type="float">
            <text:p>25.54444226</text:p>
          </table:table-cell>
          <table:table-cell office:value-type="float" office:value="0.23645463" calcext:value-type="float">
            <text:p>0.23645463</text:p>
          </table:table-cell>
          <table:table-cell office:value-type="float" office:value="0.21786454" calcext:value-type="float">
            <text:p>0.21786454</text:p>
          </table:table-cell>
          <table:table-cell office:value-type="float" office:value="0.24468425" calcext:value-type="float">
            <text:p>0.2446842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.54444226" calcext:value-type="float">
            <text:p>25.54444226</text:p>
          </table:table-cell>
          <table:table-cell office:value-type="float" office:value="0.23718479" calcext:value-type="float">
            <text:p>0.23718479</text:p>
          </table:table-cell>
          <table:table-cell office:value-type="float" office:value="0.21745148" calcext:value-type="float">
            <text:p>0.21745148</text:p>
          </table:table-cell>
          <table:table-cell office:value-type="float" office:value="0.24394694" calcext:value-type="float">
            <text:p>0.2439469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.54444226" calcext:value-type="float">
            <text:p>25.54444226</text:p>
          </table:table-cell>
          <table:table-cell office:value-type="float" office:value="0.23657265" calcext:value-type="float">
            <text:p>0.23657265</text:p>
          </table:table-cell>
          <table:table-cell office:value-type="float" office:value="0.21828654" calcext:value-type="float">
            <text:p>0.21828654</text:p>
          </table:table-cell>
          <table:table-cell office:value-type="float" office:value="0.24439993" calcext:value-type="float">
            <text:p>0.2443999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.53433418" calcext:value-type="float">
            <text:p>25.53433418</text:p>
          </table:table-cell>
          <table:table-cell office:value-type="float" office:value="0.23662868" calcext:value-type="float">
            <text:p>0.23662868</text:p>
          </table:table-cell>
          <table:table-cell office:value-type="float" office:value="0.21799269" calcext:value-type="float">
            <text:p>0.21799269</text:p>
          </table:table-cell>
          <table:table-cell office:value-type="float" office:value="0.24468484" calcext:value-type="float">
            <text:p>0.2446848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590925" calcext:value-type="float">
            <text:p>0.23590925</text:p>
          </table:table-cell>
          <table:table-cell office:value-type="float" office:value="0.21813038" calcext:value-type="float">
            <text:p>0.21813038</text:p>
          </table:table-cell>
          <table:table-cell office:value-type="float" office:value="0.24475935" calcext:value-type="float">
            <text:p>0.2447593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.54444226" calcext:value-type="float">
            <text:p>25.54444226</text:p>
          </table:table-cell>
          <table:table-cell office:value-type="float" office:value="0.23619297" calcext:value-type="float">
            <text:p>0.23619297</text:p>
          </table:table-cell>
          <table:table-cell office:value-type="float" office:value="0.21781507" calcext:value-type="float">
            <text:p>0.21781507</text:p>
          </table:table-cell>
          <table:table-cell office:value-type="float" office:value="0.24456623" calcext:value-type="float">
            <text:p>0.2445662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608449" calcext:value-type="float">
            <text:p>0.23608449</text:p>
          </table:table-cell>
          <table:table-cell office:value-type="float" office:value="0.21788361" calcext:value-type="float">
            <text:p>0.21788361</text:p>
          </table:table-cell>
          <table:table-cell office:value-type="float" office:value="0.24451199" calcext:value-type="float">
            <text:p>0.2445119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666742" calcext:value-type="float">
            <text:p>0.23666742</text:p>
          </table:table-cell>
          <table:table-cell office:value-type="float" office:value="0.21724405" calcext:value-type="float">
            <text:p>0.21724405</text:p>
          </table:table-cell>
          <table:table-cell office:value-type="float" office:value="0.24362388" calcext:value-type="float">
            <text:p>0.2436238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.52928014" calcext:value-type="float">
            <text:p>25.52928014</text:p>
          </table:table-cell>
          <table:table-cell office:value-type="float" office:value="0.23696306" calcext:value-type="float">
            <text:p>0.23696306</text:p>
          </table:table-cell>
          <table:table-cell office:value-type="float" office:value="0.21763983" calcext:value-type="float">
            <text:p>0.21763983</text:p>
          </table:table-cell>
          <table:table-cell office:value-type="float" office:value="0.24387184" calcext:value-type="float">
            <text:p>0.2438718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716214" calcext:value-type="float">
            <text:p>0.23716214</text:p>
          </table:table-cell>
          <table:table-cell office:value-type="float" office:value="0.21773579" calcext:value-type="float">
            <text:p>0.21773579</text:p>
          </table:table-cell>
          <table:table-cell office:value-type="float" office:value="0.24439695" calcext:value-type="float">
            <text:p>0.2443969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662391" calcext:value-type="float">
            <text:p>0.23662391</text:p>
          </table:table-cell>
          <table:table-cell office:value-type="float" office:value="0.21735611" calcext:value-type="float">
            <text:p>0.21735611</text:p>
          </table:table-cell>
          <table:table-cell office:value-type="float" office:value="0.24402919" calcext:value-type="float">
            <text:p>0.2440291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.52928014" calcext:value-type="float">
            <text:p>25.52928014</text:p>
          </table:table-cell>
          <table:table-cell office:value-type="float" office:value="0.23608747" calcext:value-type="float">
            <text:p>0.23608747</text:p>
          </table:table-cell>
          <table:table-cell office:value-type="float" office:value="0.21773222" calcext:value-type="float">
            <text:p>0.21773222</text:p>
          </table:table-cell>
          <table:table-cell office:value-type="float" office:value="0.24470034" calcext:value-type="float">
            <text:p>0.2447003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.53433418" calcext:value-type="float">
            <text:p>25.53433418</text:p>
          </table:table-cell>
          <table:table-cell office:value-type="float" office:value="0.23660663" calcext:value-type="float">
            <text:p>0.23660663</text:p>
          </table:table-cell>
          <table:table-cell office:value-type="float" office:value="0.21738293" calcext:value-type="float">
            <text:p>0.21738293</text:p>
          </table:table-cell>
          <table:table-cell office:value-type="float" office:value="0.24394575" calcext:value-type="float">
            <text:p>0.2439457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.52928014" calcext:value-type="float">
            <text:p>25.52928014</text:p>
          </table:table-cell>
          <table:table-cell office:value-type="float" office:value="0.23597243" calcext:value-type="float">
            <text:p>0.23597243</text:p>
          </table:table-cell>
          <table:table-cell office:value-type="float" office:value="0.21754029" calcext:value-type="float">
            <text:p>0.21754029</text:p>
          </table:table-cell>
          <table:table-cell office:value-type="float" office:value="0.24469915" calcext:value-type="float">
            <text:p>0.2446991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.53433418" calcext:value-type="float">
            <text:p>25.53433418</text:p>
          </table:table-cell>
          <table:table-cell office:value-type="float" office:value="0.23652676" calcext:value-type="float">
            <text:p>0.23652676</text:p>
          </table:table-cell>
          <table:table-cell office:value-type="float" office:value="0.21797958" calcext:value-type="float">
            <text:p>0.21797958</text:p>
          </table:table-cell>
          <table:table-cell office:value-type="float" office:value="0.2445865" calcext:value-type="float">
            <text:p>0.244586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.53433418" calcext:value-type="float">
            <text:p>25.53433418</text:p>
          </table:table-cell>
          <table:table-cell office:value-type="float" office:value="0.23657682" calcext:value-type="float">
            <text:p>0.23657682</text:p>
          </table:table-cell>
          <table:table-cell office:value-type="float" office:value="0.21801117" calcext:value-type="float">
            <text:p>0.21801117</text:p>
          </table:table-cell>
          <table:table-cell office:value-type="float" office:value="0.2449787" calcext:value-type="float">
            <text:p>0.244978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.53433418" calcext:value-type="float">
            <text:p>25.53433418</text:p>
          </table:table-cell>
          <table:table-cell office:value-type="float" office:value="0.2364594" calcext:value-type="float">
            <text:p>0.2364594</text:p>
          </table:table-cell>
          <table:table-cell office:value-type="float" office:value="0.21776083" calcext:value-type="float">
            <text:p>0.21776083</text:p>
          </table:table-cell>
          <table:table-cell office:value-type="float" office:value="0.24446967" calcext:value-type="float">
            <text:p>0.2444696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.53433418" calcext:value-type="float">
            <text:p>25.53433418</text:p>
          </table:table-cell>
          <table:table-cell office:value-type="float" office:value="0.23675683" calcext:value-type="float">
            <text:p>0.23675683</text:p>
          </table:table-cell>
          <table:table-cell office:value-type="float" office:value="0.21831098" calcext:value-type="float">
            <text:p>0.21831098</text:p>
          </table:table-cell>
          <table:table-cell office:value-type="float" office:value="0.2449626" calcext:value-type="float">
            <text:p>0.244962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.51917207" calcext:value-type="float">
            <text:p>25.51917207</text:p>
          </table:table-cell>
          <table:table-cell office:value-type="float" office:value="0.23650351" calcext:value-type="float">
            <text:p>0.23650351</text:p>
          </table:table-cell>
          <table:table-cell office:value-type="float" office:value="0.21805051" calcext:value-type="float">
            <text:p>0.21805051</text:p>
          </table:table-cell>
          <table:table-cell office:value-type="float" office:value="0.24439099" calcext:value-type="float">
            <text:p>0.2443909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.51411803" calcext:value-type="float">
            <text:p>25.51411803</text:p>
          </table:table-cell>
          <table:table-cell office:value-type="float" office:value="0.2362192" calcext:value-type="float">
            <text:p>0.2362192</text:p>
          </table:table-cell>
          <table:table-cell office:value-type="float" office:value="0.21792534" calcext:value-type="float">
            <text:p>0.21792534</text:p>
          </table:table-cell>
          <table:table-cell office:value-type="float" office:value="0.24462345" calcext:value-type="float">
            <text:p>0.2446234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.51917207" calcext:value-type="float">
            <text:p>25.51917207</text:p>
          </table:table-cell>
          <table:table-cell office:value-type="float" office:value="0.23661855" calcext:value-type="float">
            <text:p>0.23661855</text:p>
          </table:table-cell>
          <table:table-cell office:value-type="float" office:value="0.21816375" calcext:value-type="float">
            <text:p>0.21816375</text:p>
          </table:table-cell>
          <table:table-cell office:value-type="float" office:value="0.24453285" calcext:value-type="float">
            <text:p>0.2445328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.51917207" calcext:value-type="float">
            <text:p>25.51917207</text:p>
          </table:table-cell>
          <table:table-cell office:value-type="float" office:value="0.23717466" calcext:value-type="float">
            <text:p>0.23717466</text:p>
          </table:table-cell>
          <table:table-cell office:value-type="float" office:value="0.21743777" calcext:value-type="float">
            <text:p>0.21743777</text:p>
          </table:table-cell>
          <table:table-cell office:value-type="float" office:value="0.24381223" calcext:value-type="float">
            <text:p>0.2438122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.51411803" calcext:value-type="float">
            <text:p>25.51411803</text:p>
          </table:table-cell>
          <table:table-cell office:value-type="float" office:value="0.23670736" calcext:value-type="float">
            <text:p>0.23670736</text:p>
          </table:table-cell>
          <table:table-cell office:value-type="float" office:value="0.21767917" calcext:value-type="float">
            <text:p>0.21767917</text:p>
          </table:table-cell>
          <table:table-cell office:value-type="float" office:value="0.24365368" calcext:value-type="float">
            <text:p>0.2436536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.51917207" calcext:value-type="float">
            <text:p>25.51917207</text:p>
          </table:table-cell>
          <table:table-cell office:value-type="float" office:value="0.23679021" calcext:value-type="float">
            <text:p>0.23679021</text:p>
          </table:table-cell>
          <table:table-cell office:value-type="float" office:value="0.21736207" calcext:value-type="float">
            <text:p>0.21736207</text:p>
          </table:table-cell>
          <table:table-cell office:value-type="float" office:value="0.24439397" calcext:value-type="float">
            <text:p>0.24439397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.51917207" calcext:value-type="float">
            <text:p>25.51917207</text:p>
          </table:table-cell>
          <table:table-cell office:value-type="float" office:value="0.23622218" calcext:value-type="float">
            <text:p>0.23622218</text:p>
          </table:table-cell>
          <table:table-cell office:value-type="float" office:value="0.21771255" calcext:value-type="float">
            <text:p>0.21771255</text:p>
          </table:table-cell>
          <table:table-cell office:value-type="float" office:value="0.24489704" calcext:value-type="float">
            <text:p>0.2448970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.51917207" calcext:value-type="float">
            <text:p>25.51917207</text:p>
          </table:table-cell>
          <table:table-cell office:value-type="float" office:value="0.23727003" calcext:value-type="float">
            <text:p>0.23727003</text:p>
          </table:table-cell>
          <table:table-cell office:value-type="float" office:value="0.21737101" calcext:value-type="float">
            <text:p>0.21737101</text:p>
          </table:table-cell>
          <table:table-cell office:value-type="float" office:value="0.24398509" calcext:value-type="float">
            <text:p>0.2439850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.51917207" calcext:value-type="float">
            <text:p>25.51917207</text:p>
          </table:table-cell>
          <table:table-cell office:value-type="float" office:value="0.23650351" calcext:value-type="float">
            <text:p>0.23650351</text:p>
          </table:table-cell>
          <table:table-cell office:value-type="float" office:value="0.21745684" calcext:value-type="float">
            <text:p>0.21745684</text:p>
          </table:table-cell>
          <table:table-cell office:value-type="float" office:value="0.24432364" calcext:value-type="float">
            <text:p>0.2443236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.52928014" calcext:value-type="float">
            <text:p>25.52928014</text:p>
          </table:table-cell>
          <table:table-cell office:value-type="float" office:value="0.2370775" calcext:value-type="float">
            <text:p>0.2370775</text:p>
          </table:table-cell>
          <table:table-cell office:value-type="float" office:value="0.21790984" calcext:value-type="float">
            <text:p>0.21790984</text:p>
          </table:table-cell>
          <table:table-cell office:value-type="float" office:value="0.24389031" calcext:value-type="float">
            <text:p>0.2438903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.52422611" calcext:value-type="float">
            <text:p>25.52422611</text:p>
          </table:table-cell>
          <table:table-cell office:value-type="float" office:value="0.23625853" calcext:value-type="float">
            <text:p>0.23625853</text:p>
          </table:table-cell>
          <table:table-cell office:value-type="float" office:value="0.21775964" calcext:value-type="float">
            <text:p>0.21775964</text:p>
          </table:table-cell>
          <table:table-cell office:value-type="float" office:value="0.24448755" calcext:value-type="float">
            <text:p>0.2444875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.509064" calcext:value-type="float">
            <text:p>25.509064</text:p>
          </table:table-cell>
          <table:table-cell office:value-type="float" office:value="0.23673537" calcext:value-type="float">
            <text:p>0.23673537</text:p>
          </table:table-cell>
          <table:table-cell office:value-type="float" office:value="0.2184433" calcext:value-type="float">
            <text:p>0.2184433</text:p>
          </table:table-cell>
          <table:table-cell office:value-type="float" office:value="0.24502996" calcext:value-type="float">
            <text:p>0.2450299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.52928014" calcext:value-type="float">
            <text:p>25.52928014</text:p>
          </table:table-cell>
          <table:table-cell office:value-type="float" office:value="0.23689988" calcext:value-type="float">
            <text:p>0.23689988</text:p>
          </table:table-cell>
          <table:table-cell office:value-type="float" office:value="0.21816018" calcext:value-type="float">
            <text:p>0.21816018</text:p>
          </table:table-cell>
          <table:table-cell office:value-type="float" office:value="0.2435911" calcext:value-type="float">
            <text:p>0.243591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5.51917207" calcext:value-type="float">
            <text:p>25.51917207</text:p>
          </table:table-cell>
          <table:table-cell office:value-type="float" office:value="0.2372283" calcext:value-type="float">
            <text:p>0.2372283</text:p>
          </table:table-cell>
          <table:table-cell office:value-type="float" office:value="0.21790745" calcext:value-type="float">
            <text:p>0.21790745</text:p>
          </table:table-cell>
          <table:table-cell office:value-type="float" office:value="0.24408641" calcext:value-type="float">
            <text:p>0.2440864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.53433418" calcext:value-type="float">
            <text:p>25.53433418</text:p>
          </table:table-cell>
          <table:table-cell office:value-type="float" office:value="0.23678544" calcext:value-type="float">
            <text:p>0.23678544</text:p>
          </table:table-cell>
          <table:table-cell office:value-type="float" office:value="0.21754327" calcext:value-type="float">
            <text:p>0.21754327</text:p>
          </table:table-cell>
          <table:table-cell office:value-type="float" office:value="0.24371865" calcext:value-type="float">
            <text:p>0.2437186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61739" calcext:value-type="float">
            <text:p>0.2361739</text:p>
          </table:table-cell>
          <table:table-cell office:value-type="float" office:value="0.21775904" calcext:value-type="float">
            <text:p>0.21775904</text:p>
          </table:table-cell>
          <table:table-cell office:value-type="float" office:value="0.24424198" calcext:value-type="float">
            <text:p>0.2442419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.52928014" calcext:value-type="float">
            <text:p>25.52928014</text:p>
          </table:table-cell>
          <table:table-cell office:value-type="float" office:value="0.23623946" calcext:value-type="float">
            <text:p>0.23623946</text:p>
          </table:table-cell>
          <table:table-cell office:value-type="float" office:value="0.21822872" calcext:value-type="float">
            <text:p>0.21822872</text:p>
          </table:table-cell>
          <table:table-cell office:value-type="float" office:value="0.24496081" calcext:value-type="float">
            <text:p>0.2449608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.52422611" calcext:value-type="float">
            <text:p>25.52422611</text:p>
          </table:table-cell>
          <table:table-cell office:value-type="float" office:value="0.23689034" calcext:value-type="float">
            <text:p>0.23689034</text:p>
          </table:table-cell>
          <table:table-cell office:value-type="float" office:value="0.2179152" calcext:value-type="float">
            <text:p>0.2179152</text:p>
          </table:table-cell>
          <table:table-cell office:value-type="float" office:value="0.24453106" calcext:value-type="float">
            <text:p>0.2445310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.51917207" calcext:value-type="float">
            <text:p>25.51917207</text:p>
          </table:table-cell>
          <table:table-cell office:value-type="float" office:value="0.2373493" calcext:value-type="float">
            <text:p>0.2373493</text:p>
          </table:table-cell>
          <table:table-cell office:value-type="float" office:value="0.21778407" calcext:value-type="float">
            <text:p>0.21778407</text:p>
          </table:table-cell>
          <table:table-cell office:value-type="float" office:value="0.24381819" calcext:value-type="float">
            <text:p>0.2438181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.53433418" calcext:value-type="float">
            <text:p>25.53433418</text:p>
          </table:table-cell>
          <table:table-cell office:value-type="float" office:value="0.23689988" calcext:value-type="float">
            <text:p>0.23689988</text:p>
          </table:table-cell>
          <table:table-cell office:value-type="float" office:value="0.2174038" calcext:value-type="float">
            <text:p>0.2174038</text:p>
          </table:table-cell>
          <table:table-cell office:value-type="float" office:value="0.24399224" calcext:value-type="float">
            <text:p>0.2439922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.53433418" calcext:value-type="float">
            <text:p>25.53433418</text:p>
          </table:table-cell>
          <table:table-cell office:value-type="float" office:value="0.23728135" calcext:value-type="float">
            <text:p>0.23728135</text:p>
          </table:table-cell>
          <table:table-cell office:value-type="float" office:value="0.21817806" calcext:value-type="float">
            <text:p>0.21817806</text:p>
          </table:table-cell>
          <table:table-cell office:value-type="float" office:value="0.2443743" calcext:value-type="float">
            <text:p>0.244374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685995" calcext:value-type="float">
            <text:p>0.23685995</text:p>
          </table:table-cell>
          <table:table-cell office:value-type="float" office:value="0.21821382" calcext:value-type="float">
            <text:p>0.21821382</text:p>
          </table:table-cell>
          <table:table-cell office:value-type="float" office:value="0.24438921" calcext:value-type="float">
            <text:p>0.2443892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.52928014" calcext:value-type="float">
            <text:p>25.52928014</text:p>
          </table:table-cell>
          <table:table-cell office:value-type="float" office:value="0.23690942" calcext:value-type="float">
            <text:p>0.23690942</text:p>
          </table:table-cell>
          <table:table-cell office:value-type="float" office:value="0.21845761" calcext:value-type="float">
            <text:p>0.21845761</text:p>
          </table:table-cell>
          <table:table-cell office:value-type="float" office:value="0.24471524" calcext:value-type="float">
            <text:p>0.2447152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.52928014" calcext:value-type="float">
            <text:p>25.52928014</text:p>
          </table:table-cell>
          <table:table-cell office:value-type="float" office:value="0.2365345" calcext:value-type="float">
            <text:p>0.2365345</text:p>
          </table:table-cell>
          <table:table-cell office:value-type="float" office:value="0.21794143" calcext:value-type="float">
            <text:p>0.21794143</text:p>
          </table:table-cell>
          <table:table-cell office:value-type="float" office:value="0.24424913" calcext:value-type="float">
            <text:p>0.2442491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677888" calcext:value-type="float">
            <text:p>0.23677888</text:p>
          </table:table-cell>
          <table:table-cell office:value-type="float" office:value="0.21748486" calcext:value-type="float">
            <text:p>0.21748486</text:p>
          </table:table-cell>
          <table:table-cell office:value-type="float" office:value="0.24411264" calcext:value-type="float">
            <text:p>0.2441126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.52928014" calcext:value-type="float">
            <text:p>25.52928014</text:p>
          </table:table-cell>
          <table:table-cell office:value-type="float" office:value="0.23683134" calcext:value-type="float">
            <text:p>0.23683134</text:p>
          </table:table-cell>
          <table:table-cell office:value-type="float" office:value="0.21744015" calcext:value-type="float">
            <text:p>0.21744015</text:p>
          </table:table-cell>
          <table:table-cell office:value-type="float" office:value="0.24400893" calcext:value-type="float">
            <text:p>0.2440089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5.51917207" calcext:value-type="float">
            <text:p>25.51917207</text:p>
          </table:table-cell>
          <table:table-cell office:value-type="float" office:value="0.23754063" calcext:value-type="float">
            <text:p>0.23754063</text:p>
          </table:table-cell>
          <table:table-cell office:value-type="float" office:value="0.21814528" calcext:value-type="float">
            <text:p>0.21814528</text:p>
          </table:table-cell>
          <table:table-cell office:value-type="float" office:value="0.24388912" calcext:value-type="float">
            <text:p>0.2438891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682597" calcext:value-type="float">
            <text:p>0.23682597</text:p>
          </table:table-cell>
          <table:table-cell office:value-type="float" office:value="0.21812084" calcext:value-type="float">
            <text:p>0.21812084</text:p>
          </table:table-cell>
          <table:table-cell office:value-type="float" office:value="0.24470511" calcext:value-type="float">
            <text:p>0.2447051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631516" calcext:value-type="float">
            <text:p>0.23631516</text:p>
          </table:table-cell>
          <table:table-cell office:value-type="float" office:value="0.21776321" calcext:value-type="float">
            <text:p>0.21776321</text:p>
          </table:table-cell>
          <table:table-cell office:value-type="float" office:value="0.24475816" calcext:value-type="float">
            <text:p>0.2447581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.52928014" calcext:value-type="float">
            <text:p>25.52928014</text:p>
          </table:table-cell>
          <table:table-cell office:value-type="float" office:value="0.23712876" calcext:value-type="float">
            <text:p>0.23712876</text:p>
          </table:table-cell>
          <table:table-cell office:value-type="float" office:value="0.21818998" calcext:value-type="float">
            <text:p>0.21818998</text:p>
          </table:table-cell>
          <table:table-cell office:value-type="float" office:value="0.24458054" calcext:value-type="float">
            <text:p>0.2445805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.52928014" calcext:value-type="float">
            <text:p>25.52928014</text:p>
          </table:table-cell>
          <table:table-cell office:value-type="float" office:value="0.23632708" calcext:value-type="float">
            <text:p>0.23632708</text:p>
          </table:table-cell>
          <table:table-cell office:value-type="float" office:value="0.21812024" calcext:value-type="float">
            <text:p>0.21812024</text:p>
          </table:table-cell>
          <table:table-cell office:value-type="float" office:value="0.24506572" calcext:value-type="float">
            <text:p>0.2450657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.53433418" calcext:value-type="float">
            <text:p>25.53433418</text:p>
          </table:table-cell>
          <table:table-cell office:value-type="float" office:value="0.23634794" calcext:value-type="float">
            <text:p>0.23634794</text:p>
          </table:table-cell>
          <table:table-cell office:value-type="float" office:value="0.21798017" calcext:value-type="float">
            <text:p>0.21798017</text:p>
          </table:table-cell>
          <table:table-cell office:value-type="float" office:value="0.24416032" calcext:value-type="float">
            <text:p>0.2441603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684743" calcext:value-type="float">
            <text:p>0.23684743</text:p>
          </table:table-cell>
          <table:table-cell office:value-type="float" office:value="0.21761003" calcext:value-type="float">
            <text:p>0.21761003</text:p>
          </table:table-cell>
          <table:table-cell office:value-type="float" office:value="0.24293128" calcext:value-type="float">
            <text:p>0.2429312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754242" calcext:value-type="float">
            <text:p>0.23754242</text:p>
          </table:table-cell>
          <table:table-cell office:value-type="float" office:value="0.21753791" calcext:value-type="float">
            <text:p>0.21753791</text:p>
          </table:table-cell>
          <table:table-cell office:value-type="float" office:value="0.24376813" calcext:value-type="float">
            <text:p>0.2437681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.53433418" calcext:value-type="float">
            <text:p>25.53433418</text:p>
          </table:table-cell>
          <table:table-cell office:value-type="float" office:value="0.23669067" calcext:value-type="float">
            <text:p>0.23669067</text:p>
          </table:table-cell>
          <table:table-cell office:value-type="float" office:value="0.21742645" calcext:value-type="float">
            <text:p>0.21742645</text:p>
          </table:table-cell>
          <table:table-cell office:value-type="float" office:value="0.24304214" calcext:value-type="float">
            <text:p>0.2430421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.52928014" calcext:value-type="float">
            <text:p>25.52928014</text:p>
          </table:table-cell>
          <table:table-cell office:value-type="float" office:value="0.23688856" calcext:value-type="float">
            <text:p>0.23688856</text:p>
          </table:table-cell>
          <table:table-cell office:value-type="float" office:value="0.21754804" calcext:value-type="float">
            <text:p>0.21754804</text:p>
          </table:table-cell>
          <table:table-cell office:value-type="float" office:value="0.24341527" calcext:value-type="float">
            <text:p>0.2434152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.53433418" calcext:value-type="float">
            <text:p>25.53433418</text:p>
          </table:table-cell>
          <table:table-cell office:value-type="float" office:value="0.23752871" calcext:value-type="float">
            <text:p>0.23752871</text:p>
          </table:table-cell>
          <table:table-cell office:value-type="float" office:value="0.21754685" calcext:value-type="float">
            <text:p>0.21754685</text:p>
          </table:table-cell>
          <table:table-cell office:value-type="float" office:value="0.24337891" calcext:value-type="float">
            <text:p>0.2433789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757222" calcext:value-type="float">
            <text:p>0.23757222</text:p>
          </table:table-cell>
          <table:table-cell office:value-type="float" office:value="0.21742346" calcext:value-type="float">
            <text:p>0.21742346</text:p>
          </table:table-cell>
          <table:table-cell office:value-type="float" office:value="0.24314704" calcext:value-type="float">
            <text:p>0.2431470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696902" calcext:value-type="float">
            <text:p>0.23696902</text:p>
          </table:table-cell>
          <table:table-cell office:value-type="float" office:value="0.21744552" calcext:value-type="float">
            <text:p>0.21744552</text:p>
          </table:table-cell>
          <table:table-cell office:value-type="float" office:value="0.24316493" calcext:value-type="float">
            <text:p>0.2431649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735586" calcext:value-type="float">
            <text:p>0.23735586</text:p>
          </table:table-cell>
          <table:table-cell office:value-type="float" office:value="0.21769288" calcext:value-type="float">
            <text:p>0.21769288</text:p>
          </table:table-cell>
          <table:table-cell office:value-type="float" office:value="0.24299982" calcext:value-type="float">
            <text:p>0.2429998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.53433418" calcext:value-type="float">
            <text:p>25.53433418</text:p>
          </table:table-cell>
          <table:table-cell office:value-type="float" office:value="0.23736659" calcext:value-type="float">
            <text:p>0.23736659</text:p>
          </table:table-cell>
          <table:table-cell office:value-type="float" office:value="0.21788779" calcext:value-type="float">
            <text:p>0.21788779</text:p>
          </table:table-cell>
          <table:table-cell office:value-type="float" office:value="0.24376693" calcext:value-type="float">
            <text:p>0.2437669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71842" calcext:value-type="float">
            <text:p>0.2371842</text:p>
          </table:table-cell>
          <table:table-cell office:value-type="float" office:value="0.21782639" calcext:value-type="float">
            <text:p>0.21782639</text:p>
          </table:table-cell>
          <table:table-cell office:value-type="float" office:value="0.24311784" calcext:value-type="float">
            <text:p>0.2431178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629132" calcext:value-type="float">
            <text:p>0.23629132</text:p>
          </table:table-cell>
          <table:table-cell office:value-type="float" office:value="0.21776142" calcext:value-type="float">
            <text:p>0.21776142</text:p>
          </table:table-cell>
          <table:table-cell office:value-type="float" office:value="0.24357262" calcext:value-type="float">
            <text:p>0.2435726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692551" calcext:value-type="float">
            <text:p>0.23692551</text:p>
          </table:table-cell>
          <table:table-cell office:value-type="float" office:value="0.21721842" calcext:value-type="float">
            <text:p>0.21721842</text:p>
          </table:table-cell>
          <table:table-cell office:value-type="float" office:value="0.24310592" calcext:value-type="float">
            <text:p>0.24310592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616019" calcext:value-type="float">
            <text:p>0.23616019</text:p>
          </table:table-cell>
          <table:table-cell office:value-type="float" office:value="0.21724763" calcext:value-type="float">
            <text:p>0.21724763</text:p>
          </table:table-cell>
          <table:table-cell office:value-type="float" office:value="0.24382415" calcext:value-type="float">
            <text:p>0.2438241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651603" calcext:value-type="float">
            <text:p>0.23651603</text:p>
          </table:table-cell>
          <table:table-cell office:value-type="float" office:value="0.21777275" calcext:value-type="float">
            <text:p>0.21777275</text:p>
          </table:table-cell>
          <table:table-cell office:value-type="float" office:value="0.24403813" calcext:value-type="float">
            <text:p>0.2440381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709479" calcext:value-type="float">
            <text:p>0.23709479</text:p>
          </table:table-cell>
          <table:table-cell office:value-type="float" office:value="0.21715107" calcext:value-type="float">
            <text:p>0.21715107</text:p>
          </table:table-cell>
          <table:table-cell office:value-type="float" office:value="0.24311128" calcext:value-type="float">
            <text:p>0.2431112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.54444226" calcext:value-type="float">
            <text:p>25.54444226</text:p>
          </table:table-cell>
          <table:table-cell office:value-type="float" office:value="0.23723307" calcext:value-type="float">
            <text:p>0.23723307</text:p>
          </table:table-cell>
          <table:table-cell office:value-type="float" office:value="0.21730426" calcext:value-type="float">
            <text:p>0.21730426</text:p>
          </table:table-cell>
          <table:table-cell office:value-type="float" office:value="0.24300638" calcext:value-type="float">
            <text:p>0.24300638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.54444226" calcext:value-type="float">
            <text:p>25.54444226</text:p>
          </table:table-cell>
          <table:table-cell office:value-type="float" office:value="0.23724916" calcext:value-type="float">
            <text:p>0.23724916</text:p>
          </table:table-cell>
          <table:table-cell office:value-type="float" office:value="0.2178401" calcext:value-type="float">
            <text:p>0.2178401</text:p>
          </table:table-cell>
          <table:table-cell office:value-type="float" office:value="0.24324718" calcext:value-type="float">
            <text:p>0.24324718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684624" calcext:value-type="float">
            <text:p>0.23684624</text:p>
          </table:table-cell>
          <table:table-cell office:value-type="float" office:value="0.21734657" calcext:value-type="float">
            <text:p>0.21734657</text:p>
          </table:table-cell>
          <table:table-cell office:value-type="float" office:value="0.24316195" calcext:value-type="float">
            <text:p>0.2431619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710194" calcext:value-type="float">
            <text:p>0.23710194</text:p>
          </table:table-cell>
          <table:table-cell office:value-type="float" office:value="0.21740499" calcext:value-type="float">
            <text:p>0.21740499</text:p>
          </table:table-cell>
          <table:table-cell office:value-type="float" office:value="0.24306956" calcext:value-type="float">
            <text:p>0.2430695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707989" calcext:value-type="float">
            <text:p>0.23707989</text:p>
          </table:table-cell>
          <table:table-cell office:value-type="float" office:value="0.21766188" calcext:value-type="float">
            <text:p>0.21766188</text:p>
          </table:table-cell>
          <table:table-cell office:value-type="float" office:value="0.2434552" calcext:value-type="float">
            <text:p>0.243455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.54949629" calcext:value-type="float">
            <text:p>25.54949629</text:p>
          </table:table-cell>
          <table:table-cell office:value-type="float" office:value="0.23722592" calcext:value-type="float">
            <text:p>0.23722592</text:p>
          </table:table-cell>
          <table:table-cell office:value-type="float" office:value="0.21754029" calcext:value-type="float">
            <text:p>0.21754029</text:p>
          </table:table-cell>
          <table:table-cell office:value-type="float" office:value="0.24289611" calcext:value-type="float">
            <text:p>0.2428961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.54949629" calcext:value-type="float">
            <text:p>25.54949629</text:p>
          </table:table-cell>
          <table:table-cell office:value-type="float" office:value="0.2376962" calcext:value-type="float">
            <text:p>0.2376962</text:p>
          </table:table-cell>
          <table:table-cell office:value-type="float" office:value="0.21764341" calcext:value-type="float">
            <text:p>0.21764341</text:p>
          </table:table-cell>
          <table:table-cell office:value-type="float" office:value="0.2432889" calcext:value-type="float">
            <text:p>0.243288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721221" calcext:value-type="float">
            <text:p>0.23721221</text:p>
          </table:table-cell>
          <table:table-cell office:value-type="float" office:value="0.21782043" calcext:value-type="float">
            <text:p>0.21782043</text:p>
          </table:table-cell>
          <table:table-cell office:value-type="float" office:value="0.24372163" calcext:value-type="float">
            <text:p>0.2437216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.54444226" calcext:value-type="float">
            <text:p>25.54444226</text:p>
          </table:table-cell>
          <table:table-cell office:value-type="float" office:value="0.23636344" calcext:value-type="float">
            <text:p>0.23636344</text:p>
          </table:table-cell>
          <table:table-cell office:value-type="float" office:value="0.21748724" calcext:value-type="float">
            <text:p>0.21748724</text:p>
          </table:table-cell>
          <table:table-cell office:value-type="float" office:value="0.24384919" calcext:value-type="float">
            <text:p>0.2438491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.55455033" calcext:value-type="float">
            <text:p>25.55455033</text:p>
          </table:table-cell>
          <table:table-cell office:value-type="float" office:value="0.23636404" calcext:value-type="float">
            <text:p>0.23636404</text:p>
          </table:table-cell>
          <table:table-cell office:value-type="float" office:value="0.2175689" calcext:value-type="float">
            <text:p>0.2175689</text:p>
          </table:table-cell>
          <table:table-cell office:value-type="float" office:value="0.24350408" calcext:value-type="float">
            <text:p>0.2435040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.55960437" calcext:value-type="float">
            <text:p>25.55960437</text:p>
          </table:table-cell>
          <table:table-cell office:value-type="float" office:value="0.23704889" calcext:value-type="float">
            <text:p>0.23704889</text:p>
          </table:table-cell>
          <table:table-cell office:value-type="float" office:value="0.21725538" calcext:value-type="float">
            <text:p>0.21725538</text:p>
          </table:table-cell>
          <table:table-cell office:value-type="float" office:value="0.24320009" calcext:value-type="float">
            <text:p>0.2432000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.54444226" calcext:value-type="float">
            <text:p>25.54444226</text:p>
          </table:table-cell>
          <table:table-cell office:value-type="float" office:value="0.23752215" calcext:value-type="float">
            <text:p>0.23752215</text:p>
          </table:table-cell>
          <table:table-cell office:value-type="float" office:value="0.21762076" calcext:value-type="float">
            <text:p>0.21762076</text:p>
          </table:table-cell>
          <table:table-cell office:value-type="float" office:value="0.24334016" calcext:value-type="float">
            <text:p>0.24334016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655835" calcext:value-type="float">
            <text:p>0.23655835</text:p>
          </table:table-cell>
          <table:table-cell office:value-type="float" office:value="0.21814707" calcext:value-type="float">
            <text:p>0.21814707</text:p>
          </table:table-cell>
          <table:table-cell office:value-type="float" office:value="0.24401966" calcext:value-type="float">
            <text:p>0.2440196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5.53433418" calcext:value-type="float">
            <text:p>25.53433418</text:p>
          </table:table-cell>
          <table:table-cell office:value-type="float" office:value="0.23699644" calcext:value-type="float">
            <text:p>0.23699644</text:p>
          </table:table-cell>
          <table:table-cell office:value-type="float" office:value="0.21786573" calcext:value-type="float">
            <text:p>0.21786573</text:p>
          </table:table-cell>
          <table:table-cell office:value-type="float" office:value="0.24380031" calcext:value-type="float">
            <text:p>0.2438003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.54444226" calcext:value-type="float">
            <text:p>25.54444226</text:p>
          </table:table-cell>
          <table:table-cell office:value-type="float" office:value="0.23729089" calcext:value-type="float">
            <text:p>0.23729089</text:p>
          </table:table-cell>
          <table:table-cell office:value-type="float" office:value="0.21733346" calcext:value-type="float">
            <text:p>0.21733346</text:p>
          </table:table-cell>
          <table:table-cell office:value-type="float" office:value="0.24324062" calcext:value-type="float">
            <text:p>0.2432406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.54444226" calcext:value-type="float">
            <text:p>25.54444226</text:p>
          </table:table-cell>
          <table:table-cell office:value-type="float" office:value="0.23680928" calcext:value-type="float">
            <text:p>0.23680928</text:p>
          </table:table-cell>
          <table:table-cell office:value-type="float" office:value="0.2173585" calcext:value-type="float">
            <text:p>0.2173585</text:p>
          </table:table-cell>
          <table:table-cell office:value-type="float" office:value="0.24322274" calcext:value-type="float">
            <text:p>0.2432227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695353" calcext:value-type="float">
            <text:p>0.23695353</text:p>
          </table:table-cell>
          <table:table-cell office:value-type="float" office:value="0.21729591" calcext:value-type="float">
            <text:p>0.21729591</text:p>
          </table:table-cell>
          <table:table-cell office:value-type="float" office:value="0.2433354" calcext:value-type="float">
            <text:p>0.243335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.54444226" calcext:value-type="float">
            <text:p>25.54444226</text:p>
          </table:table-cell>
          <table:table-cell office:value-type="float" office:value="0.23671391" calcext:value-type="float">
            <text:p>0.23671391</text:p>
          </table:table-cell>
          <table:table-cell office:value-type="float" office:value="0.21812024" calcext:value-type="float">
            <text:p>0.21812024</text:p>
          </table:table-cell>
          <table:table-cell office:value-type="float" office:value="0.24440172" calcext:value-type="float">
            <text:p>0.2444017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.53433418" calcext:value-type="float">
            <text:p>25.53433418</text:p>
          </table:table-cell>
          <table:table-cell office:value-type="float" office:value="0.23642722" calcext:value-type="float">
            <text:p>0.23642722</text:p>
          </table:table-cell>
          <table:table-cell office:value-type="float" office:value="0.21790388" calcext:value-type="float">
            <text:p>0.21790388</text:p>
          </table:table-cell>
          <table:table-cell office:value-type="float" office:value="0.24406913" calcext:value-type="float">
            <text:p>0.2440691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670557" calcext:value-type="float">
            <text:p>0.23670557</text:p>
          </table:table-cell>
          <table:table-cell office:value-type="float" office:value="0.21823468" calcext:value-type="float">
            <text:p>0.21823468</text:p>
          </table:table-cell>
          <table:table-cell office:value-type="float" office:value="0.24442974" calcext:value-type="float">
            <text:p>0.2444297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.54444226" calcext:value-type="float">
            <text:p>25.54444226</text:p>
          </table:table-cell>
          <table:table-cell office:value-type="float" office:value="0.23688558" calcext:value-type="float">
            <text:p>0.23688558</text:p>
          </table:table-cell>
          <table:table-cell office:value-type="float" office:value="0.21726313" calcext:value-type="float">
            <text:p>0.21726313</text:p>
          </table:table-cell>
          <table:table-cell office:value-type="float" office:value="0.24315122" calcext:value-type="float">
            <text:p>0.2431512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624781" calcext:value-type="float">
            <text:p>0.23624781</text:p>
          </table:table-cell>
          <table:table-cell office:value-type="float" office:value="0.21754863" calcext:value-type="float">
            <text:p>0.21754863</text:p>
          </table:table-cell>
          <table:table-cell office:value-type="float" office:value="0.24376455" calcext:value-type="float">
            <text:p>0.2437645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5.54444226" calcext:value-type="float">
            <text:p>25.54444226</text:p>
          </table:table-cell>
          <table:table-cell office:value-type="float" office:value="0.23739639" calcext:value-type="float">
            <text:p>0.23739639</text:p>
          </table:table-cell>
          <table:table-cell office:value-type="float" office:value="0.21749499" calcext:value-type="float">
            <text:p>0.21749499</text:p>
          </table:table-cell>
          <table:table-cell office:value-type="float" office:value="0.24381879" calcext:value-type="float">
            <text:p>0.2438187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.54444226" calcext:value-type="float">
            <text:p>25.54444226</text:p>
          </table:table-cell>
          <table:table-cell office:value-type="float" office:value="0.23717287" calcext:value-type="float">
            <text:p>0.23717287</text:p>
          </table:table-cell>
          <table:table-cell office:value-type="float" office:value="0.21785023" calcext:value-type="float">
            <text:p>0.21785023</text:p>
          </table:table-cell>
          <table:table-cell office:value-type="float" office:value="0.24412098" calcext:value-type="float">
            <text:p>0.2441209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63247" calcext:value-type="float">
            <text:p>0.2363247</text:p>
          </table:table-cell>
          <table:table-cell office:value-type="float" office:value="0.21811965" calcext:value-type="float">
            <text:p>0.21811965</text:p>
          </table:table-cell>
          <table:table-cell office:value-type="float" office:value="0.24460795" calcext:value-type="float">
            <text:p>0.2446079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.53433418" calcext:value-type="float">
            <text:p>25.53433418</text:p>
          </table:table-cell>
          <table:table-cell office:value-type="float" office:value="0.23675921" calcext:value-type="float">
            <text:p>0.23675921</text:p>
          </table:table-cell>
          <table:table-cell office:value-type="float" office:value="0.21779719" calcext:value-type="float">
            <text:p>0.21779719</text:p>
          </table:table-cell>
          <table:table-cell office:value-type="float" office:value="0.24397436" calcext:value-type="float">
            <text:p>0.2439743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.53433418" calcext:value-type="float">
            <text:p>25.53433418</text:p>
          </table:table-cell>
          <table:table-cell office:value-type="float" office:value="0.23701671" calcext:value-type="float">
            <text:p>0.23701671</text:p>
          </table:table-cell>
          <table:table-cell office:value-type="float" office:value="0.21746817" calcext:value-type="float">
            <text:p>0.21746817</text:p>
          </table:table-cell>
          <table:table-cell office:value-type="float" office:value="0.24452689" calcext:value-type="float">
            <text:p>0.2445268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.54444226" calcext:value-type="float">
            <text:p>25.54444226</text:p>
          </table:table-cell>
          <table:table-cell office:value-type="float" office:value="0.2368826" calcext:value-type="float">
            <text:p>0.2368826</text:p>
          </table:table-cell>
          <table:table-cell office:value-type="float" office:value="0.21747115" calcext:value-type="float">
            <text:p>0.21747115</text:p>
          </table:table-cell>
          <table:table-cell office:value-type="float" office:value="0.24405721" calcext:value-type="float">
            <text:p>0.2440572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695293" calcext:value-type="float">
            <text:p>0.23695293</text:p>
          </table:table-cell>
          <table:table-cell office:value-type="float" office:value="0.21817806" calcext:value-type="float">
            <text:p>0.21817806</text:p>
          </table:table-cell>
          <table:table-cell office:value-type="float" office:value="0.24397972" calcext:value-type="float">
            <text:p>0.2439797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.52928014" calcext:value-type="float">
            <text:p>25.52928014</text:p>
          </table:table-cell>
          <table:table-cell office:value-type="float" office:value="0.23737791" calcext:value-type="float">
            <text:p>0.23737791</text:p>
          </table:table-cell>
          <table:table-cell office:value-type="float" office:value="0.2176446" calcext:value-type="float">
            <text:p>0.2176446</text:p>
          </table:table-cell>
          <table:table-cell office:value-type="float" office:value="0.24369839" calcext:value-type="float">
            <text:p>0.2436983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.52928014" calcext:value-type="float">
            <text:p>25.52928014</text:p>
          </table:table-cell>
          <table:table-cell office:value-type="float" office:value="0.23654941" calcext:value-type="float">
            <text:p>0.23654941</text:p>
          </table:table-cell>
          <table:table-cell office:value-type="float" office:value="0.21774295" calcext:value-type="float">
            <text:p>0.21774295</text:p>
          </table:table-cell>
          <table:table-cell office:value-type="float" office:value="0.24408641" calcext:value-type="float">
            <text:p>0.2440864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.52928014" calcext:value-type="float">
            <text:p>25.52928014</text:p>
          </table:table-cell>
          <table:table-cell office:value-type="float" office:value="0.2362484" calcext:value-type="float">
            <text:p>0.2362484</text:p>
          </table:table-cell>
          <table:table-cell office:value-type="float" office:value="0.21792951" calcext:value-type="float">
            <text:p>0.21792951</text:p>
          </table:table-cell>
          <table:table-cell office:value-type="float" office:value="0.24418059" calcext:value-type="float">
            <text:p>0.24418059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.52928014" calcext:value-type="float">
            <text:p>25.52928014</text:p>
          </table:table-cell>
          <table:table-cell office:value-type="float" office:value="0.23731354" calcext:value-type="float">
            <text:p>0.23731354</text:p>
          </table:table-cell>
          <table:table-cell office:value-type="float" office:value="0.21769526" calcext:value-type="float">
            <text:p>0.21769526</text:p>
          </table:table-cell>
          <table:table-cell office:value-type="float" office:value="0.24392906" calcext:value-type="float">
            <text:p>0.24392906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.51917207" calcext:value-type="float">
            <text:p>25.51917207</text:p>
          </table:table-cell>
          <table:table-cell office:value-type="float" office:value="0.23658517" calcext:value-type="float">
            <text:p>0.23658517</text:p>
          </table:table-cell>
          <table:table-cell office:value-type="float" office:value="0.21777573" calcext:value-type="float">
            <text:p>0.21777573</text:p>
          </table:table-cell>
          <table:table-cell office:value-type="float" office:value="0.24456564" calcext:value-type="float">
            <text:p>0.2445656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.52422611" calcext:value-type="float">
            <text:p>25.52422611</text:p>
          </table:table-cell>
          <table:table-cell office:value-type="float" office:value="0.2369428" calcext:value-type="float">
            <text:p>0.2369428</text:p>
          </table:table-cell>
          <table:table-cell office:value-type="float" office:value="0.21837952" calcext:value-type="float">
            <text:p>0.21837952</text:p>
          </table:table-cell>
          <table:table-cell office:value-type="float" office:value="0.24477127" calcext:value-type="float">
            <text:p>0.2447712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.51917207" calcext:value-type="float">
            <text:p>25.51917207</text:p>
          </table:table-cell>
          <table:table-cell office:value-type="float" office:value="0.23662153" calcext:value-type="float">
            <text:p>0.23662153</text:p>
          </table:table-cell>
          <table:table-cell office:value-type="float" office:value="0.21797779" calcext:value-type="float">
            <text:p>0.21797779</text:p>
          </table:table-cell>
          <table:table-cell office:value-type="float" office:value="0.24460497" calcext:value-type="float">
            <text:p>0.2446049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.52928014" calcext:value-type="float">
            <text:p>25.52928014</text:p>
          </table:table-cell>
          <table:table-cell office:value-type="float" office:value="0.23651066" calcext:value-type="float">
            <text:p>0.23651066</text:p>
          </table:table-cell>
          <table:table-cell office:value-type="float" office:value="0.21805766" calcext:value-type="float">
            <text:p>0.21805766</text:p>
          </table:table-cell>
          <table:table-cell office:value-type="float" office:value="0.24478438" calcext:value-type="float">
            <text:p>0.2447843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.51917207" calcext:value-type="float">
            <text:p>25.51917207</text:p>
          </table:table-cell>
          <table:table-cell office:value-type="float" office:value="0.23680451" calcext:value-type="float">
            <text:p>0.23680451</text:p>
          </table:table-cell>
          <table:table-cell office:value-type="float" office:value="0.21752897" calcext:value-type="float">
            <text:p>0.21752897</text:p>
          </table:table-cell>
          <table:table-cell office:value-type="float" office:value="0.24393502" calcext:value-type="float">
            <text:p>0.24393502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.51917207" calcext:value-type="float">
            <text:p>25.51917207</text:p>
          </table:table-cell>
          <table:table-cell office:value-type="float" office:value="0.23637774" calcext:value-type="float">
            <text:p>0.23637774</text:p>
          </table:table-cell>
          <table:table-cell office:value-type="float" office:value="0.21809223" calcext:value-type="float">
            <text:p>0.21809223</text:p>
          </table:table-cell>
          <table:table-cell office:value-type="float" office:value="0.24505261" calcext:value-type="float">
            <text:p>0.2450526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.52928014" calcext:value-type="float">
            <text:p>25.52928014</text:p>
          </table:table-cell>
          <table:table-cell office:value-type="float" office:value="0.23752752" calcext:value-type="float">
            <text:p>0.23752752</text:p>
          </table:table-cell>
          <table:table-cell office:value-type="float" office:value="0.21781328" calcext:value-type="float">
            <text:p>0.21781328</text:p>
          </table:table-cell>
          <table:table-cell office:value-type="float" office:value="0.24400893" calcext:value-type="float">
            <text:p>0.2440089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.52928014" calcext:value-type="float">
            <text:p>25.52928014</text:p>
          </table:table-cell>
          <table:table-cell office:value-type="float" office:value="0.23730758" calcext:value-type="float">
            <text:p>0.23730758</text:p>
          </table:table-cell>
          <table:table-cell office:value-type="float" office:value="0.2173883" calcext:value-type="float">
            <text:p>0.2173883</text:p>
          </table:table-cell>
          <table:table-cell office:value-type="float" office:value="0.24377111" calcext:value-type="float">
            <text:p>0.2437711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.53433418" calcext:value-type="float">
            <text:p>25.53433418</text:p>
          </table:table-cell>
          <table:table-cell office:value-type="float" office:value="0.23639384" calcext:value-type="float">
            <text:p>0.23639384</text:p>
          </table:table-cell>
          <table:table-cell office:value-type="float" office:value="0.21764937" calcext:value-type="float">
            <text:p>0.21764937</text:p>
          </table:table-cell>
          <table:table-cell office:value-type="float" office:value="0.24491194" calcext:value-type="float">
            <text:p>0.2449119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5.53433418" calcext:value-type="float">
            <text:p>25.53433418</text:p>
          </table:table-cell>
          <table:table-cell office:value-type="float" office:value="0.23631635" calcext:value-type="float">
            <text:p>0.23631635</text:p>
          </table:table-cell>
          <table:table-cell office:value-type="float" office:value="0.21796646" calcext:value-type="float">
            <text:p>0.21796646</text:p>
          </table:table-cell>
          <table:table-cell office:value-type="float" office:value="0.24497631" calcext:value-type="float">
            <text:p>0.2449763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634317" calcext:value-type="float">
            <text:p>0.23634317</text:p>
          </table:table-cell>
          <table:table-cell office:value-type="float" office:value="0.21822932" calcext:value-type="float">
            <text:p>0.21822932</text:p>
          </table:table-cell>
          <table:table-cell office:value-type="float" office:value="0.24496141" calcext:value-type="float">
            <text:p>0.2449614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.52928014" calcext:value-type="float">
            <text:p>25.52928014</text:p>
          </table:table-cell>
          <table:table-cell office:value-type="float" office:value="0.23642364" calcext:value-type="float">
            <text:p>0.23642364</text:p>
          </table:table-cell>
          <table:table-cell office:value-type="float" office:value="0.21776381" calcext:value-type="float">
            <text:p>0.21776381</text:p>
          </table:table-cell>
          <table:table-cell office:value-type="float" office:value="0.24407211" calcext:value-type="float">
            <text:p>0.2440721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5.52928014" calcext:value-type="float">
            <text:p>25.52928014</text:p>
          </table:table-cell>
          <table:table-cell office:value-type="float" office:value="0.23660245" calcext:value-type="float">
            <text:p>0.23660245</text:p>
          </table:table-cell>
          <table:table-cell office:value-type="float" office:value="0.21738711" calcext:value-type="float">
            <text:p>0.21738711</text:p>
          </table:table-cell>
          <table:table-cell office:value-type="float" office:value="0.24391475" calcext:value-type="float">
            <text:p>0.2439147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.51917207" calcext:value-type="float">
            <text:p>25.51917207</text:p>
          </table:table-cell>
          <table:table-cell office:value-type="float" office:value="0.23642364" calcext:value-type="float">
            <text:p>0.23642364</text:p>
          </table:table-cell>
          <table:table-cell office:value-type="float" office:value="0.21754685" calcext:value-type="float">
            <text:p>0.21754685</text:p>
          </table:table-cell>
          <table:table-cell office:value-type="float" office:value="0.24442735" calcext:value-type="float">
            <text:p>0.2444273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5.52422611" calcext:value-type="float">
            <text:p>25.52422611</text:p>
          </table:table-cell>
          <table:table-cell office:value-type="float" office:value="0.2364755" calcext:value-type="float">
            <text:p>0.2364755</text:p>
          </table:table-cell>
          <table:table-cell office:value-type="float" office:value="0.21813216" calcext:value-type="float">
            <text:p>0.21813216</text:p>
          </table:table-cell>
          <table:table-cell office:value-type="float" office:value="0.24480048" calcext:value-type="float">
            <text:p>0.2448004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5.51917207" calcext:value-type="float">
            <text:p>25.51917207</text:p>
          </table:table-cell>
          <table:table-cell office:value-type="float" office:value="0.2368963" calcext:value-type="float">
            <text:p>0.2368963</text:p>
          </table:table-cell>
          <table:table-cell office:value-type="float" office:value="0.21732929" calcext:value-type="float">
            <text:p>0.21732929</text:p>
          </table:table-cell>
          <table:table-cell office:value-type="float" office:value="0.24383488" calcext:value-type="float">
            <text:p>0.2438348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.51917207" calcext:value-type="float">
            <text:p>25.51917207</text:p>
          </table:table-cell>
          <table:table-cell office:value-type="float" office:value="0.2367157" calcext:value-type="float">
            <text:p>0.2367157</text:p>
          </table:table-cell>
          <table:table-cell office:value-type="float" office:value="0.21836522" calcext:value-type="float">
            <text:p>0.21836522</text:p>
          </table:table-cell>
          <table:table-cell office:value-type="float" office:value="0.24489227" calcext:value-type="float">
            <text:p>0.2448922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5.51917207" calcext:value-type="float">
            <text:p>25.51917207</text:p>
          </table:table-cell>
          <table:table-cell office:value-type="float" office:value="0.23713949" calcext:value-type="float">
            <text:p>0.23713949</text:p>
          </table:table-cell>
          <table:table-cell office:value-type="float" office:value="0.21730962" calcext:value-type="float">
            <text:p>0.21730962</text:p>
          </table:table-cell>
          <table:table-cell office:value-type="float" office:value="0.24403277" calcext:value-type="float">
            <text:p>0.2440327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5.509064" calcext:value-type="float">
            <text:p>25.509064</text:p>
          </table:table-cell>
          <table:table-cell office:value-type="float" office:value="0.23678604" calcext:value-type="float">
            <text:p>0.23678604</text:p>
          </table:table-cell>
          <table:table-cell office:value-type="float" office:value="0.21744492" calcext:value-type="float">
            <text:p>0.21744492</text:p>
          </table:table-cell>
          <table:table-cell office:value-type="float" office:value="0.2440888" calcext:value-type="float">
            <text:p>0.244088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.509064" calcext:value-type="float">
            <text:p>25.509064</text:p>
          </table:table-cell>
          <table:table-cell office:value-type="float" office:value="0.23663047" calcext:value-type="float">
            <text:p>0.23663047</text:p>
          </table:table-cell>
          <table:table-cell office:value-type="float" office:value="0.2180511" calcext:value-type="float">
            <text:p>0.2180511</text:p>
          </table:table-cell>
          <table:table-cell office:value-type="float" office:value="0.24483028" calcext:value-type="float">
            <text:p>0.2448302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5.509064" calcext:value-type="float">
            <text:p>25.509064</text:p>
          </table:table-cell>
          <table:table-cell office:value-type="float" office:value="0.23708823" calcext:value-type="float">
            <text:p>0.23708823</text:p>
          </table:table-cell>
          <table:table-cell office:value-type="float" office:value="0.21822574" calcext:value-type="float">
            <text:p>0.21822574</text:p>
          </table:table-cell>
          <table:table-cell office:value-type="float" office:value="0.24393263" calcext:value-type="float">
            <text:p>0.2439326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.50400996" calcext:value-type="float">
            <text:p>25.50400996</text:p>
          </table:table-cell>
          <table:table-cell office:value-type="float" office:value="0.23705068" calcext:value-type="float">
            <text:p>0.23705068</text:p>
          </table:table-cell>
          <table:table-cell office:value-type="float" office:value="0.21730426" calcext:value-type="float">
            <text:p>0.21730426</text:p>
          </table:table-cell>
          <table:table-cell office:value-type="float" office:value="0.24392369" calcext:value-type="float">
            <text:p>0.2439236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.509064" calcext:value-type="float">
            <text:p>25.509064</text:p>
          </table:table-cell>
          <table:table-cell office:value-type="float" office:value="0.23640874" calcext:value-type="float">
            <text:p>0.23640874</text:p>
          </table:table-cell>
          <table:table-cell office:value-type="float" office:value="0.21760764" calcext:value-type="float">
            <text:p>0.21760764</text:p>
          </table:table-cell>
          <table:table-cell office:value-type="float" office:value="0.24483445" calcext:value-type="float">
            <text:p>0.2448344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.509064" calcext:value-type="float">
            <text:p>25.509064</text:p>
          </table:table-cell>
          <table:table-cell office:value-type="float" office:value="0.23666742" calcext:value-type="float">
            <text:p>0.23666742</text:p>
          </table:table-cell>
          <table:table-cell office:value-type="float" office:value="0.21755221" calcext:value-type="float">
            <text:p>0.21755221</text:p>
          </table:table-cell>
          <table:table-cell office:value-type="float" office:value="0.24421516" calcext:value-type="float">
            <text:p>0.2442151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.51411803" calcext:value-type="float">
            <text:p>25.51411803</text:p>
          </table:table-cell>
          <table:table-cell office:value-type="float" office:value="0.23627046" calcext:value-type="float">
            <text:p>0.23627046</text:p>
          </table:table-cell>
          <table:table-cell office:value-type="float" office:value="0.21825078" calcext:value-type="float">
            <text:p>0.21825078</text:p>
          </table:table-cell>
          <table:table-cell office:value-type="float" office:value="0.24486008" calcext:value-type="float">
            <text:p>0.2448600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.50400996" calcext:value-type="float">
            <text:p>25.50400996</text:p>
          </table:table-cell>
          <table:table-cell office:value-type="float" office:value="0.23668232" calcext:value-type="float">
            <text:p>0.23668232</text:p>
          </table:table-cell>
          <table:table-cell office:value-type="float" office:value="0.21758917" calcext:value-type="float">
            <text:p>0.21758917</text:p>
          </table:table-cell>
          <table:table-cell office:value-type="float" office:value="0.24425688" calcext:value-type="float">
            <text:p>0.2442568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.49895593" calcext:value-type="float">
            <text:p>25.49895593</text:p>
          </table:table-cell>
          <table:table-cell office:value-type="float" office:value="0.23698273" calcext:value-type="float">
            <text:p>0.23698273</text:p>
          </table:table-cell>
          <table:table-cell office:value-type="float" office:value="0.21743002" calcext:value-type="float">
            <text:p>0.21743002</text:p>
          </table:table-cell>
          <table:table-cell office:value-type="float" office:value="0.24377528" calcext:value-type="float">
            <text:p>0.2437752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.49895593" calcext:value-type="float">
            <text:p>25.49895593</text:p>
          </table:table-cell>
          <table:table-cell office:value-type="float" office:value="0.23711625" calcext:value-type="float">
            <text:p>0.23711625</text:p>
          </table:table-cell>
          <table:table-cell office:value-type="float" office:value="0.21784964" calcext:value-type="float">
            <text:p>0.21784964</text:p>
          </table:table-cell>
          <table:table-cell office:value-type="float" office:value="0.24463597" calcext:value-type="float">
            <text:p>0.2446359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.49390189" calcext:value-type="float">
            <text:p>25.49390189</text:p>
          </table:table-cell>
          <table:table-cell office:value-type="float" office:value="0.2371842" calcext:value-type="float">
            <text:p>0.2371842</text:p>
          </table:table-cell>
          <table:table-cell office:value-type="float" office:value="0.21715048" calcext:value-type="float">
            <text:p>0.21715048</text:p>
          </table:table-cell>
          <table:table-cell office:value-type="float" office:value="0.24430993" calcext:value-type="float">
            <text:p>0.2443099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.48379382" calcext:value-type="float">
            <text:p>25.48379382</text:p>
          </table:table-cell>
          <table:table-cell office:value-type="float" office:value="0.23719075" calcext:value-type="float">
            <text:p>0.23719075</text:p>
          </table:table-cell>
          <table:table-cell office:value-type="float" office:value="0.21804157" calcext:value-type="float">
            <text:p>0.21804157</text:p>
          </table:table-cell>
          <table:table-cell office:value-type="float" office:value="0.24461213" calcext:value-type="float">
            <text:p>0.2446121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.49895593" calcext:value-type="float">
            <text:p>25.49895593</text:p>
          </table:table-cell>
          <table:table-cell office:value-type="float" office:value="0.23652437" calcext:value-type="float">
            <text:p>0.23652437</text:p>
          </table:table-cell>
          <table:table-cell office:value-type="float" office:value="0.21825435" calcext:value-type="float">
            <text:p>0.21825435</text:p>
          </table:table-cell>
          <table:table-cell office:value-type="float" office:value="0.24400654" calcext:value-type="float">
            <text:p>0.2440065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.48379382" calcext:value-type="float">
            <text:p>25.48379382</text:p>
          </table:table-cell>
          <table:table-cell office:value-type="float" office:value="0.23662868" calcext:value-type="float">
            <text:p>0.23662868</text:p>
          </table:table-cell>
          <table:table-cell office:value-type="float" office:value="0.21771732" calcext:value-type="float">
            <text:p>0.21771732</text:p>
          </table:table-cell>
          <table:table-cell office:value-type="float" office:value="0.24408641" calcext:value-type="float">
            <text:p>0.2440864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.48884786" calcext:value-type="float">
            <text:p>25.48884786</text:p>
          </table:table-cell>
          <table:table-cell office:value-type="float" office:value="0.23626807" calcext:value-type="float">
            <text:p>0.23626807</text:p>
          </table:table-cell>
          <table:table-cell office:value-type="float" office:value="0.21816972" calcext:value-type="float">
            <text:p>0.21816972</text:p>
          </table:table-cell>
          <table:table-cell office:value-type="float" office:value="0.24450841" calcext:value-type="float">
            <text:p>0.2445084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.47873979" calcext:value-type="float">
            <text:p>25.47873979</text:p>
          </table:table-cell>
          <table:table-cell office:value-type="float" office:value="0.23687544" calcext:value-type="float">
            <text:p>0.23687544</text:p>
          </table:table-cell>
          <table:table-cell office:value-type="float" office:value="0.21818402" calcext:value-type="float">
            <text:p>0.21818402</text:p>
          </table:table-cell>
          <table:table-cell office:value-type="float" office:value="0.24449471" calcext:value-type="float">
            <text:p>0.2444947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.47368576" calcext:value-type="float">
            <text:p>25.47368576</text:p>
          </table:table-cell>
          <table:table-cell office:value-type="float" office:value="0.23731413" calcext:value-type="float">
            <text:p>0.23731413</text:p>
          </table:table-cell>
          <table:table-cell office:value-type="float" office:value="0.21768751" calcext:value-type="float">
            <text:p>0.21768751</text:p>
          </table:table-cell>
          <table:table-cell office:value-type="float" office:value="0.24392608" calcext:value-type="float">
            <text:p>0.2439260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.47873979" calcext:value-type="float">
            <text:p>25.47873979</text:p>
          </table:table-cell>
          <table:table-cell office:value-type="float" office:value="0.23699525" calcext:value-type="float">
            <text:p>0.23699525</text:p>
          </table:table-cell>
          <table:table-cell office:value-type="float" office:value="0.21723869" calcext:value-type="float">
            <text:p>0.21723869</text:p>
          </table:table-cell>
          <table:table-cell office:value-type="float" office:value="0.24391952" calcext:value-type="float">
            <text:p>0.2439195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.46863172" calcext:value-type="float">
            <text:p>25.46863172</text:p>
          </table:table-cell>
          <table:table-cell office:value-type="float" office:value="0.23671093" calcext:value-type="float">
            <text:p>0.23671093</text:p>
          </table:table-cell>
          <table:table-cell office:value-type="float" office:value="0.21761003" calcext:value-type="float">
            <text:p>0.21761003</text:p>
          </table:table-cell>
          <table:table-cell office:value-type="float" office:value="0.24418893" calcext:value-type="float">
            <text:p>0.2441889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.46863172" calcext:value-type="float">
            <text:p>25.46863172</text:p>
          </table:table-cell>
          <table:table-cell office:value-type="float" office:value="0.23633602" calcext:value-type="float">
            <text:p>0.23633602</text:p>
          </table:table-cell>
          <table:table-cell office:value-type="float" office:value="0.21786216" calcext:value-type="float">
            <text:p>0.21786216</text:p>
          </table:table-cell>
          <table:table-cell office:value-type="float" office:value="0.24485412" calcext:value-type="float">
            <text:p>0.2448541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.45852366" calcext:value-type="float">
            <text:p>25.45852366</text:p>
          </table:table-cell>
          <table:table-cell office:value-type="float" office:value="0.23705962" calcext:value-type="float">
            <text:p>0.23705962</text:p>
          </table:table-cell>
          <table:table-cell office:value-type="float" office:value="0.21799269" calcext:value-type="float">
            <text:p>0.21799269</text:p>
          </table:table-cell>
          <table:table-cell office:value-type="float" office:value="0.2443594" calcext:value-type="float">
            <text:p>0.244359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.44841559" calcext:value-type="float">
            <text:p>25.44841559</text:p>
          </table:table-cell>
          <table:table-cell office:value-type="float" office:value="0.23651603" calcext:value-type="float">
            <text:p>0.23651603</text:p>
          </table:table-cell>
          <table:table-cell office:value-type="float" office:value="0.21797421" calcext:value-type="float">
            <text:p>0.21797421</text:p>
          </table:table-cell>
          <table:table-cell office:value-type="float" office:value="0.24456266" calcext:value-type="float">
            <text:p>0.2445626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.45346962" calcext:value-type="float">
            <text:p>25.45346962</text:p>
          </table:table-cell>
          <table:table-cell office:value-type="float" office:value="0.23642245" calcext:value-type="float">
            <text:p>0.23642245</text:p>
          </table:table-cell>
          <table:table-cell office:value-type="float" office:value="0.21761837" calcext:value-type="float">
            <text:p>0.21761837</text:p>
          </table:table-cell>
          <table:table-cell office:value-type="float" office:value="0.24423006" calcext:value-type="float">
            <text:p>0.2442300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.44841559" calcext:value-type="float">
            <text:p>25.44841559</text:p>
          </table:table-cell>
          <table:table-cell office:value-type="float" office:value="0.23637298" calcext:value-type="float">
            <text:p>0.23637298</text:p>
          </table:table-cell>
          <table:table-cell office:value-type="float" office:value="0.2181113" calcext:value-type="float">
            <text:p>0.2181113</text:p>
          </table:table-cell>
          <table:table-cell office:value-type="float" office:value="0.24433795" calcext:value-type="float">
            <text:p>0.2443379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.45346962" calcext:value-type="float">
            <text:p>25.45346962</text:p>
          </table:table-cell>
          <table:table-cell office:value-type="float" office:value="0.23702803" calcext:value-type="float">
            <text:p>0.23702803</text:p>
          </table:table-cell>
          <table:table-cell office:value-type="float" office:value="0.21773162" calcext:value-type="float">
            <text:p>0.21773162</text:p>
          </table:table-cell>
          <table:table-cell office:value-type="float" office:value="0.24388257" calcext:value-type="float">
            <text:p>0.2438825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.44336156" calcext:value-type="float">
            <text:p>25.44336156</text:p>
          </table:table-cell>
          <table:table-cell office:value-type="float" office:value="0.23773017" calcext:value-type="float">
            <text:p>0.23773017</text:p>
          </table:table-cell>
          <table:table-cell office:value-type="float" office:value="0.21769765" calcext:value-type="float">
            <text:p>0.21769765</text:p>
          </table:table-cell>
          <table:table-cell office:value-type="float" office:value="0.24399403" calcext:value-type="float">
            <text:p>0.2439940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.4332535" calcext:value-type="float">
            <text:p>25.4332535</text:p>
          </table:table-cell>
          <table:table-cell office:value-type="float" office:value="0.2371979" calcext:value-type="float">
            <text:p>0.2371979</text:p>
          </table:table-cell>
          <table:table-cell office:value-type="float" office:value="0.21787884" calcext:value-type="float">
            <text:p>0.21787884</text:p>
          </table:table-cell>
          <table:table-cell office:value-type="float" office:value="0.2443296" calcext:value-type="float">
            <text:p>0.244329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.44336156" calcext:value-type="float">
            <text:p>25.44336156</text:p>
          </table:table-cell>
          <table:table-cell office:value-type="float" office:value="0.23676398" calcext:value-type="float">
            <text:p>0.23676398</text:p>
          </table:table-cell>
          <table:table-cell office:value-type="float" office:value="0.21825376" calcext:value-type="float">
            <text:p>0.21825376</text:p>
          </table:table-cell>
          <table:table-cell office:value-type="float" office:value="0.24456623" calcext:value-type="float">
            <text:p>0.2445662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.44841559" calcext:value-type="float">
            <text:p>25.44841559</text:p>
          </table:table-cell>
          <table:table-cell office:value-type="float" office:value="0.2366865" calcext:value-type="float">
            <text:p>0.2366865</text:p>
          </table:table-cell>
          <table:table-cell office:value-type="float" office:value="0.2181417" calcext:value-type="float">
            <text:p>0.2181417</text:p>
          </table:table-cell>
          <table:table-cell office:value-type="float" office:value="0.24481121" calcext:value-type="float">
            <text:p>0.2448112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.43830753" calcext:value-type="float">
            <text:p>25.43830753</text:p>
          </table:table-cell>
          <table:table-cell office:value-type="float" office:value="0.23672345" calcext:value-type="float">
            <text:p>0.23672345</text:p>
          </table:table-cell>
          <table:table-cell office:value-type="float" office:value="0.21817031" calcext:value-type="float">
            <text:p>0.21817031</text:p>
          </table:table-cell>
          <table:table-cell office:value-type="float" office:value="0.24472597" calcext:value-type="float">
            <text:p>0.2447259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.44336156" calcext:value-type="float">
            <text:p>25.44336156</text:p>
          </table:table-cell>
          <table:table-cell office:value-type="float" office:value="0.23681345" calcext:value-type="float">
            <text:p>0.23681345</text:p>
          </table:table-cell>
          <table:table-cell office:value-type="float" office:value="0.21825316" calcext:value-type="float">
            <text:p>0.21825316</text:p>
          </table:table-cell>
          <table:table-cell office:value-type="float" office:value="0.24468544" calcext:value-type="float">
            <text:p>0.2446854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.45852366" calcext:value-type="float">
            <text:p>25.45852366</text:p>
          </table:table-cell>
          <table:table-cell office:value-type="float" office:value="0.2366108" calcext:value-type="float">
            <text:p>0.2366108</text:p>
          </table:table-cell>
          <table:table-cell office:value-type="float" office:value="0.21765592" calcext:value-type="float">
            <text:p>0.21765592</text:p>
          </table:table-cell>
          <table:table-cell office:value-type="float" office:value="0.24394873" calcext:value-type="float">
            <text:p>0.2439487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.43830753" calcext:value-type="float">
            <text:p>25.43830753</text:p>
          </table:table-cell>
          <table:table-cell office:value-type="float" office:value="0.23727003" calcext:value-type="float">
            <text:p>0.23727003</text:p>
          </table:table-cell>
          <table:table-cell office:value-type="float" office:value="0.21782878" calcext:value-type="float">
            <text:p>0.21782878</text:p>
          </table:table-cell>
          <table:table-cell office:value-type="float" office:value="0.24402562" calcext:value-type="float">
            <text:p>0.2440256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.44336156" calcext:value-type="float">
            <text:p>25.44336156</text:p>
          </table:table-cell>
          <table:table-cell office:value-type="float" office:value="0.23718479" calcext:value-type="float">
            <text:p>0.23718479</text:p>
          </table:table-cell>
          <table:table-cell office:value-type="float" office:value="0.21776321" calcext:value-type="float">
            <text:p>0.21776321</text:p>
          </table:table-cell>
          <table:table-cell office:value-type="float" office:value="0.24355772" calcext:value-type="float">
            <text:p>0.2435577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5.45852366" calcext:value-type="float">
            <text:p>25.45852366</text:p>
          </table:table-cell>
          <table:table-cell office:value-type="float" office:value="0.23689094" calcext:value-type="float">
            <text:p>0.23689094</text:p>
          </table:table-cell>
          <table:table-cell office:value-type="float" office:value="0.21818879" calcext:value-type="float">
            <text:p>0.21818879</text:p>
          </table:table-cell>
          <table:table-cell office:value-type="float" office:value="0.24443927" calcext:value-type="float">
            <text:p>0.2444392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.44841559" calcext:value-type="float">
            <text:p>25.44841559</text:p>
          </table:table-cell>
          <table:table-cell office:value-type="float" office:value="0.23692909" calcext:value-type="float">
            <text:p>0.23692909</text:p>
          </table:table-cell>
          <table:table-cell office:value-type="float" office:value="0.21765056" calcext:value-type="float">
            <text:p>0.21765056</text:p>
          </table:table-cell>
          <table:table-cell office:value-type="float" office:value="0.24393323" calcext:value-type="float">
            <text:p>0.2439332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5.44841559" calcext:value-type="float">
            <text:p>25.44841559</text:p>
          </table:table-cell>
          <table:table-cell office:value-type="float" office:value="0.23696068" calcext:value-type="float">
            <text:p>0.23696068</text:p>
          </table:table-cell>
          <table:table-cell office:value-type="float" office:value="0.21844986" calcext:value-type="float">
            <text:p>0.21844986</text:p>
          </table:table-cell>
          <table:table-cell office:value-type="float" office:value="0.24434569" calcext:value-type="float">
            <text:p>0.2443456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5.44336156" calcext:value-type="float">
            <text:p>25.44336156</text:p>
          </table:table-cell>
          <table:table-cell office:value-type="float" office:value="0.23691359" calcext:value-type="float">
            <text:p>0.23691359</text:p>
          </table:table-cell>
          <table:table-cell office:value-type="float" office:value="0.2177805" calcext:value-type="float">
            <text:p>0.2177805</text:p>
          </table:table-cell>
          <table:table-cell office:value-type="float" office:value="0.24429741" calcext:value-type="float">
            <text:p>0.2442974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5.44336156" calcext:value-type="float">
            <text:p>25.44336156</text:p>
          </table:table-cell>
          <table:table-cell office:value-type="float" office:value="0.23702922" calcext:value-type="float">
            <text:p>0.23702922</text:p>
          </table:table-cell>
          <table:table-cell office:value-type="float" office:value="0.21803024" calcext:value-type="float">
            <text:p>0.21803024</text:p>
          </table:table-cell>
          <table:table-cell office:value-type="float" office:value="0.24487677" calcext:value-type="float">
            <text:p>0.2448767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5.43830753" calcext:value-type="float">
            <text:p>25.43830753</text:p>
          </table:table-cell>
          <table:table-cell office:value-type="float" office:value="0.23748222" calcext:value-type="float">
            <text:p>0.23748222</text:p>
          </table:table-cell>
          <table:table-cell office:value-type="float" office:value="0.21751168" calcext:value-type="float">
            <text:p>0.21751168</text:p>
          </table:table-cell>
          <table:table-cell office:value-type="float" office:value="0.24383727" calcext:value-type="float">
            <text:p>0.2438372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5.44336156" calcext:value-type="float">
            <text:p>25.44336156</text:p>
          </table:table-cell>
          <table:table-cell office:value-type="float" office:value="0.23761156" calcext:value-type="float">
            <text:p>0.23761156</text:p>
          </table:table-cell>
          <table:table-cell office:value-type="float" office:value="0.2172667" calcext:value-type="float">
            <text:p>0.2172667</text:p>
          </table:table-cell>
          <table:table-cell office:value-type="float" office:value="0.24390402" calcext:value-type="float">
            <text:p>0.2439040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.44336156" calcext:value-type="float">
            <text:p>25.44336156</text:p>
          </table:table-cell>
          <table:table-cell office:value-type="float" office:value="0.23778382" calcext:value-type="float">
            <text:p>0.23778382</text:p>
          </table:table-cell>
          <table:table-cell office:value-type="float" office:value="0.21771434" calcext:value-type="float">
            <text:p>0.21771434</text:p>
          </table:table-cell>
          <table:table-cell office:value-type="float" office:value="0.24401608" calcext:value-type="float">
            <text:p>0.2440160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.4332535" calcext:value-type="float">
            <text:p>25.4332535</text:p>
          </table:table-cell>
          <table:table-cell office:value-type="float" office:value="0.23693028" calcext:value-type="float">
            <text:p>0.23693028</text:p>
          </table:table-cell>
          <table:table-cell office:value-type="float" office:value="0.21715107" calcext:value-type="float">
            <text:p>0.21715107</text:p>
          </table:table-cell>
          <table:table-cell office:value-type="float" office:value="0.24439815" calcext:value-type="float">
            <text:p>0.2443981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5.43830753" calcext:value-type="float">
            <text:p>25.43830753</text:p>
          </table:table-cell>
          <table:table-cell office:value-type="float" office:value="0.23694816" calcext:value-type="float">
            <text:p>0.23694816</text:p>
          </table:table-cell>
          <table:table-cell office:value-type="float" office:value="0.21804395" calcext:value-type="float">
            <text:p>0.21804395</text:p>
          </table:table-cell>
          <table:table-cell office:value-type="float" office:value="0.24491194" calcext:value-type="float">
            <text:p>0.2449119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5.43830753" calcext:value-type="float">
            <text:p>25.43830753</text:p>
          </table:table-cell>
          <table:table-cell office:value-type="float" office:value="0.23678663" calcext:value-type="float">
            <text:p>0.23678663</text:p>
          </table:table-cell>
          <table:table-cell office:value-type="float" office:value="0.21736088" calcext:value-type="float">
            <text:p>0.21736088</text:p>
          </table:table-cell>
          <table:table-cell office:value-type="float" office:value="0.24442974" calcext:value-type="float">
            <text:p>0.2444297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5.42819946" calcext:value-type="float">
            <text:p>25.42819946</text:p>
          </table:table-cell>
          <table:table-cell office:value-type="float" office:value="0.23746732" calcext:value-type="float">
            <text:p>0.23746732</text:p>
          </table:table-cell>
          <table:table-cell office:value-type="float" office:value="0.21732989" calcext:value-type="float">
            <text:p>0.21732989</text:p>
          </table:table-cell>
          <table:table-cell office:value-type="float" office:value="0.24431589" calcext:value-type="float">
            <text:p>0.2443158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5.42314543" calcext:value-type="float">
            <text:p>25.42314543</text:p>
          </table:table-cell>
          <table:table-cell office:value-type="float" office:value="0.23670855" calcext:value-type="float">
            <text:p>0.23670855</text:p>
          </table:table-cell>
          <table:table-cell office:value-type="float" office:value="0.21775725" calcext:value-type="float">
            <text:p>0.21775725</text:p>
          </table:table-cell>
          <table:table-cell office:value-type="float" office:value="0.24477008" calcext:value-type="float">
            <text:p>0.2447700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5.4332535" calcext:value-type="float">
            <text:p>25.4332535</text:p>
          </table:table-cell>
          <table:table-cell office:value-type="float" office:value="0.2370775" calcext:value-type="float">
            <text:p>0.2370775</text:p>
          </table:table-cell>
          <table:table-cell office:value-type="float" office:value="0.2171475" calcext:value-type="float">
            <text:p>0.2171475</text:p>
          </table:table-cell>
          <table:table-cell office:value-type="float" office:value="0.24398985" calcext:value-type="float">
            <text:p>0.24398985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5.42819946" calcext:value-type="float">
            <text:p>25.42819946</text:p>
          </table:table-cell>
          <table:table-cell office:value-type="float" office:value="0.23790482" calcext:value-type="float">
            <text:p>0.23790482</text:p>
          </table:table-cell>
          <table:table-cell office:value-type="float" office:value="0.21749797" calcext:value-type="float">
            <text:p>0.21749797</text:p>
          </table:table-cell>
          <table:table-cell office:value-type="float" office:value="0.24402085" calcext:value-type="float">
            <text:p>0.2440208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.4332535" calcext:value-type="float">
            <text:p>25.4332535</text:p>
          </table:table-cell>
          <table:table-cell office:value-type="float" office:value="0.23753825" calcext:value-type="float">
            <text:p>0.23753825</text:p>
          </table:table-cell>
          <table:table-cell office:value-type="float" office:value="0.21774473" calcext:value-type="float">
            <text:p>0.21774473</text:p>
          </table:table-cell>
          <table:table-cell office:value-type="float" office:value="0.2443141" calcext:value-type="float">
            <text:p>0.244314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5.42819946" calcext:value-type="float">
            <text:p>25.42819946</text:p>
          </table:table-cell>
          <table:table-cell office:value-type="float" office:value="0.23695054" calcext:value-type="float">
            <text:p>0.23695054</text:p>
          </table:table-cell>
          <table:table-cell office:value-type="float" office:value="0.21813932" calcext:value-type="float">
            <text:p>0.21813932</text:p>
          </table:table-cell>
          <table:table-cell office:value-type="float" office:value="0.24501327" calcext:value-type="float">
            <text:p>0.2450132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5.4332535" calcext:value-type="float">
            <text:p>25.4332535</text:p>
          </table:table-cell>
          <table:table-cell office:value-type="float" office:value="0.2364904" calcext:value-type="float">
            <text:p>0.2364904</text:p>
          </table:table-cell>
          <table:table-cell office:value-type="float" office:value="0.21739843" calcext:value-type="float">
            <text:p>0.21739843</text:p>
          </table:table-cell>
          <table:table-cell office:value-type="float" office:value="0.24491849" calcext:value-type="float">
            <text:p>0.2449184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5.42819946" calcext:value-type="float">
            <text:p>25.42819946</text:p>
          </table:table-cell>
          <table:table-cell office:value-type="float" office:value="0.23688856" calcext:value-type="float">
            <text:p>0.23688856</text:p>
          </table:table-cell>
          <table:table-cell office:value-type="float" office:value="0.21742585" calcext:value-type="float">
            <text:p>0.21742585</text:p>
          </table:table-cell>
          <table:table-cell office:value-type="float" office:value="0.24380031" calcext:value-type="float">
            <text:p>0.2438003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5.4332535" calcext:value-type="float">
            <text:p>25.4332535</text:p>
          </table:table-cell>
          <table:table-cell office:value-type="float" office:value="0.23763898" calcext:value-type="float">
            <text:p>0.23763898</text:p>
          </table:table-cell>
          <table:table-cell office:value-type="float" office:value="0.21785798" calcext:value-type="float">
            <text:p>0.21785798</text:p>
          </table:table-cell>
          <table:table-cell office:value-type="float" office:value="0.24338546" calcext:value-type="float">
            <text:p>0.24338546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5.42819946" calcext:value-type="float">
            <text:p>25.42819946</text:p>
          </table:table-cell>
          <table:table-cell office:value-type="float" office:value="0.23719135" calcext:value-type="float">
            <text:p>0.23719135</text:p>
          </table:table-cell>
          <table:table-cell office:value-type="float" office:value="0.21834913" calcext:value-type="float">
            <text:p>0.21834913</text:p>
          </table:table-cell>
          <table:table-cell office:value-type="float" office:value="0.24383309" calcext:value-type="float">
            <text:p>0.24383309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5.4180914" calcext:value-type="float">
            <text:p>25.4180914</text:p>
          </table:table-cell>
          <table:table-cell office:value-type="float" office:value="0.23651305" calcext:value-type="float">
            <text:p>0.23651305</text:p>
          </table:table-cell>
          <table:table-cell office:value-type="float" office:value="0.21796348" calcext:value-type="float">
            <text:p>0.21796348</text:p>
          </table:table-cell>
          <table:table-cell office:value-type="float" office:value="0.24408939" calcext:value-type="float">
            <text:p>0.24408939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5.42819946" calcext:value-type="float">
            <text:p>25.42819946</text:p>
          </table:table-cell>
          <table:table-cell office:value-type="float" office:value="0.23718956" calcext:value-type="float">
            <text:p>0.23718956</text:p>
          </table:table-cell>
          <table:table-cell office:value-type="float" office:value="0.21779361" calcext:value-type="float">
            <text:p>0.21779361</text:p>
          </table:table-cell>
          <table:table-cell office:value-type="float" office:value="0.24350527" calcext:value-type="float">
            <text:p>0.2435052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5.42819946" calcext:value-type="float">
            <text:p>25.42819946</text:p>
          </table:table-cell>
          <table:table-cell office:value-type="float" office:value="0.23742977" calcext:value-type="float">
            <text:p>0.23742977</text:p>
          </table:table-cell>
          <table:table-cell office:value-type="float" office:value="0.21776917" calcext:value-type="float">
            <text:p>0.21776917</text:p>
          </table:table-cell>
          <table:table-cell office:value-type="float" office:value="0.24347904" calcext:value-type="float">
            <text:p>0.24347904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5.4332535" calcext:value-type="float">
            <text:p>25.4332535</text:p>
          </table:table-cell>
          <table:table-cell office:value-type="float" office:value="0.23759129" calcext:value-type="float">
            <text:p>0.23759129</text:p>
          </table:table-cell>
          <table:table-cell office:value-type="float" office:value="0.21756354" calcext:value-type="float">
            <text:p>0.21756354</text:p>
          </table:table-cell>
          <table:table-cell office:value-type="float" office:value="0.24362507" calcext:value-type="float">
            <text:p>0.24362507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.42819946" calcext:value-type="float">
            <text:p>25.42819946</text:p>
          </table:table-cell>
          <table:table-cell office:value-type="float" office:value="0.23761335" calcext:value-type="float">
            <text:p>0.23761335</text:p>
          </table:table-cell>
          <table:table-cell office:value-type="float" office:value="0.21770778" calcext:value-type="float">
            <text:p>0.21770778</text:p>
          </table:table-cell>
          <table:table-cell office:value-type="float" office:value="0.24469259" calcext:value-type="float">
            <text:p>0.24469259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5.43830753" calcext:value-type="float">
            <text:p>25.43830753</text:p>
          </table:table-cell>
          <table:table-cell office:value-type="float" office:value="0.23655835" calcext:value-type="float">
            <text:p>0.23655835</text:p>
          </table:table-cell>
          <table:table-cell office:value-type="float" office:value="0.21730485" calcext:value-type="float">
            <text:p>0.21730485</text:p>
          </table:table-cell>
          <table:table-cell office:value-type="float" office:value="0.24397436" calcext:value-type="float">
            <text:p>0.24397436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5.42819946" calcext:value-type="float">
            <text:p>25.42819946</text:p>
          </table:table-cell>
          <table:table-cell office:value-type="float" office:value="0.23674849" calcext:value-type="float">
            <text:p>0.23674849</text:p>
          </table:table-cell>
          <table:table-cell office:value-type="float" office:value="0.2179158" calcext:value-type="float">
            <text:p>0.2179158</text:p>
          </table:table-cell>
          <table:table-cell office:value-type="float" office:value="0.24451974" calcext:value-type="float">
            <text:p>0.24451974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5.4332535" calcext:value-type="float">
            <text:p>25.4332535</text:p>
          </table:table-cell>
          <table:table-cell office:value-type="float" office:value="0.23658874" calcext:value-type="float">
            <text:p>0.23658874</text:p>
          </table:table-cell>
          <table:table-cell office:value-type="float" office:value="0.21830323" calcext:value-type="float">
            <text:p>0.21830323</text:p>
          </table:table-cell>
          <table:table-cell office:value-type="float" office:value="0.24508241" calcext:value-type="float">
            <text:p>0.2450824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.4332535" calcext:value-type="float">
            <text:p>25.4332535</text:p>
          </table:table-cell>
          <table:table-cell office:value-type="float" office:value="0.23710671" calcext:value-type="float">
            <text:p>0.23710671</text:p>
          </table:table-cell>
          <table:table-cell office:value-type="float" office:value="0.21755102" calcext:value-type="float">
            <text:p>0.21755102</text:p>
          </table:table-cell>
          <table:table-cell office:value-type="float" office:value="0.24454537" calcext:value-type="float">
            <text:p>0.24454537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5.44336156" calcext:value-type="float">
            <text:p>25.44336156</text:p>
          </table:table-cell>
          <table:table-cell office:value-type="float" office:value="0.23645463" calcext:value-type="float">
            <text:p>0.23645463</text:p>
          </table:table-cell>
          <table:table-cell office:value-type="float" office:value="0.21793785" calcext:value-type="float">
            <text:p>0.21793785</text:p>
          </table:table-cell>
          <table:table-cell office:value-type="float" office:value="0.24518791" calcext:value-type="float">
            <text:p>0.2451879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5.44336156" calcext:value-type="float">
            <text:p>25.44336156</text:p>
          </table:table-cell>
          <table:table-cell office:value-type="float" office:value="0.23664179" calcext:value-type="float">
            <text:p>0.23664179</text:p>
          </table:table-cell>
          <table:table-cell office:value-type="float" office:value="0.21814826" calcext:value-type="float">
            <text:p>0.21814826</text:p>
          </table:table-cell>
          <table:table-cell office:value-type="float" office:value="0.24501923" calcext:value-type="float">
            <text:p>0.24501923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5.44336156" calcext:value-type="float">
            <text:p>25.44336156</text:p>
          </table:table-cell>
          <table:table-cell office:value-type="float" office:value="0.23730996" calcext:value-type="float">
            <text:p>0.23730996</text:p>
          </table:table-cell>
          <table:table-cell office:value-type="float" office:value="0.21805051" calcext:value-type="float">
            <text:p>0.21805051</text:p>
          </table:table-cell>
          <table:table-cell office:value-type="float" office:value="0.2443141" calcext:value-type="float">
            <text:p>0.244314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5.4332535" calcext:value-type="float">
            <text:p>25.4332535</text:p>
          </table:table-cell>
          <table:table-cell office:value-type="float" office:value="0.2373338" calcext:value-type="float">
            <text:p>0.2373338</text:p>
          </table:table-cell>
          <table:table-cell office:value-type="float" office:value="0.2174175" calcext:value-type="float">
            <text:p>0.2174175</text:p>
          </table:table-cell>
          <table:table-cell office:value-type="float" office:value="0.24413648" calcext:value-type="float">
            <text:p>0.24413648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5.4332535" calcext:value-type="float">
            <text:p>25.4332535</text:p>
          </table:table-cell>
          <table:table-cell office:value-type="float" office:value="0.23669186" calcext:value-type="float">
            <text:p>0.23669186</text:p>
          </table:table-cell>
          <table:table-cell office:value-type="float" office:value="0.21820488" calcext:value-type="float">
            <text:p>0.21820488</text:p>
          </table:table-cell>
          <table:table-cell office:value-type="float" office:value="0.24467352" calcext:value-type="float">
            <text:p>0.24467352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.43830753" calcext:value-type="float">
            <text:p>25.43830753</text:p>
          </table:table-cell>
          <table:table-cell office:value-type="float" office:value="0.23665908" calcext:value-type="float">
            <text:p>0.23665908</text:p>
          </table:table-cell>
          <table:table-cell office:value-type="float" office:value="0.21799627" calcext:value-type="float">
            <text:p>0.21799627</text:p>
          </table:table-cell>
          <table:table-cell office:value-type="float" office:value="0.24494532" calcext:value-type="float">
            <text:p>0.24494532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.44336156" calcext:value-type="float">
            <text:p>25.44336156</text:p>
          </table:table-cell>
          <table:table-cell office:value-type="float" office:value="0.23639265" calcext:value-type="float">
            <text:p>0.23639265</text:p>
          </table:table-cell>
          <table:table-cell office:value-type="float" office:value="0.21783772" calcext:value-type="float">
            <text:p>0.21783772</text:p>
          </table:table-cell>
          <table:table-cell office:value-type="float" office:value="0.24464908" calcext:value-type="float">
            <text:p>0.24464908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.4332535" calcext:value-type="float">
            <text:p>25.4332535</text:p>
          </table:table-cell>
          <table:table-cell office:value-type="float" office:value="0.23669305" calcext:value-type="float">
            <text:p>0.23669305</text:p>
          </table:table-cell>
          <table:table-cell office:value-type="float" office:value="0.21750751" calcext:value-type="float">
            <text:p>0.21750751</text:p>
          </table:table-cell>
          <table:table-cell office:value-type="float" office:value="0.24417999" calcext:value-type="float">
            <text:p>0.24417999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.43830753" calcext:value-type="float">
            <text:p>25.43830753</text:p>
          </table:table-cell>
          <table:table-cell office:value-type="float" office:value="0.23643198" calcext:value-type="float">
            <text:p>0.23643198</text:p>
          </table:table-cell>
          <table:table-cell office:value-type="float" office:value="0.21803024" calcext:value-type="float">
            <text:p>0.21803024</text:p>
          </table:table-cell>
          <table:table-cell office:value-type="float" office:value="0.24523023" calcext:value-type="float">
            <text:p>0.2452302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5.58992861" calcext:value-type="float">
            <text:p>25.58992861</text:p>
          </table:table-cell>
          <table:table-cell office:value-type="float" office:value="0.23790482" calcext:value-type="float">
            <text:p>0.23790482</text:p>
          </table:table-cell>
          <table:table-cell office:value-type="float" office:value="0.21845761" calcext:value-type="float">
            <text:p>0.21845761</text:p>
          </table:table-cell>
          <table:table-cell office:value-type="float" office:value="0.24523023" calcext:value-type="float">
            <text:p>0.24523023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5.4180914" calcext:value-type="float">
            <text:p>25.4180914</text:p>
          </table:table-cell>
          <table:table-cell office:value-type="float" office:value="0.23318174" calcext:value-type="float">
            <text:p>0.23318174</text:p>
          </table:table-cell>
          <table:table-cell office:value-type="float" office:value="0.21564188" calcext:value-type="float">
            <text:p>0.21564188</text:p>
          </table:table-cell>
          <table:table-cell office:value-type="float" office:value="0.24128857" calcext:value-type="float">
            <text:p>0.24128857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25.52513585" calcext:value-type="float">
            <text:p>25.52513585</text:p>
          </table:table-cell>
          <table:table-cell office:value-type="float" office:value="0.23656091" calcext:value-type="float">
            <text:p>0.23656091</text:p>
          </table:table-cell>
          <table:table-cell office:value-type="float" office:value="0.21762077" calcext:value-type="float">
            <text:p>0.21762077</text:p>
          </table:table-cell>
          <table:table-cell office:value-type="float" office:value="0.24397192" calcext:value-type="float">
            <text:p>0.24397192</text:p>
          </table:table-cell>
          <table:table-cell table:formula="of:=AVERAGE([.C305:.E305])" office:value-type="float" office:value="0.232717866666667" calcext:value-type="float">
            <text:p>0.232717866666667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25.53938822" calcext:value-type="float">
            <text:p>25.53938822</text:p>
          </table:table-cell>
          <table:table-cell office:value-type="float" office:value="0.23667487" calcext:value-type="float">
            <text:p>0.23667487</text:p>
          </table:table-cell>
          <table:table-cell office:value-type="float" office:value="0.21770271" calcext:value-type="float">
            <text:p>0.21770271</text:p>
          </table:table-cell>
          <table:table-cell office:value-type="float" office:value="0.24401787" calcext:value-type="float">
            <text:p>0.24401787</text:p>
          </table:table-cell>
          <table:table-cell table:formula="of:=AVERAGE([.C306:.E306])" office:value-type="float" office:value="0.232798483333333" calcext:value-type="float">
            <text:p>0.23279848333333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25.52513585" calcext:value-type="float">
            <text:p>25.52513585</text:p>
          </table:table-cell>
          <table:table-cell office:value-type="float" office:value="0.23656091" calcext:value-type="float">
            <text:p>0.23656091</text:p>
          </table:table-cell>
          <table:table-cell office:value-type="float" office:value="0.21762077" calcext:value-type="float">
            <text:p>0.21762077</text:p>
          </table:table-cell>
          <table:table-cell office:value-type="float" office:value="0.24397192" calcext:value-type="float">
            <text:p>0.24397192</text:p>
          </table:table-cell>
          <table:table-cell table:formula="of:=AVERAGE([.C307:.E307])" office:value-type="float" office:value="0.232717866666667" calcext:value-type="float">
            <text:p>0.232717866666667</text:p>
          </table:table-cell>
        </table:table-row>
        <table:table-row table:style-name="ro1" table:number-rows-repeated="104826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4">00/00/0000</text:date>, <text:time style:data-style-name="N2" text:time-value="13:10:36.158220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4T14:00:30.568819120</dc:date>
    <meta:editing-duration>PT21M13S</meta:editing-duration>
    <meta:editing-cycles>4</meta:editing-cycles>
    <meta:generator>LibreOffice/5.2.7.2$Linux_ARM_EABI LibreOffice_project/20m0$Build-2</meta:generator>
    <meta:document-statistic meta:table-count="1" meta:cell-count="1533" meta:object-count="0"/>
  </office:meta>
</office:document-meta>
</file>